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cell-protect="none"/>
    </style:style>
    <style:style style:name="ce7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2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2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4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49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4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48">
      <style:table-cell-properties fo:border="thin solid #000000" style:vertical-align="middle" fo:background-color="transparent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fo:background-color="#FFFFFF" style:cell-protect="none"/>
    </style:style>
    <style:style style:name="ce20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2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2" style:family="table-cell" style:parent-style-name="Default" style:data-style-name="N49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</style:style>
    <style:style style:name="ce25" style:family="table-cell" style:parent-style-name="Default" style:data-style-name="N48">
      <style:table-cell-properties fo:border="thin solid #000000" style:vertical-align="middle" fo:background-color="transparent" style:cell-protect="none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style:vertical-align="automatic" fo:background-color="transparent" style:cell-protect="none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4510416666667cm" style:use-optimal-column-width="true"/>
    </style:style>
    <style:style style:name="co2" style:family="table-column">
      <style:table-column-properties fo:break-before="auto" style:column-width="8.38729166666667cm" style:use-optimal-column-width="true"/>
    </style:style>
    <style:style style:name="co3" style:family="table-column">
      <style:table-column-properties fo:break-before="auto" style:column-width="7.24958333333333cm" style:use-optimal-column-width="true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2.56645833333333cm" style:use-optimal-column-width="true"/>
    </style:style>
    <style:style style:name="co9" style:family="table-column">
      <style:table-column-properties fo:break-before="auto" style:column-width="3.04270833333333cm"/>
    </style:style>
    <style:style style:name="co10" style:family="table-column">
      <style:table-column-properties fo:break-before="auto" style:column-width="3.70416666666667cm"/>
    </style:style>
    <style:style style:name="co11" style:family="table-column">
      <style:table-column-properties fo:break-before="auto" style:column-width="4.55083333333333cm"/>
    </style:style>
    <style:style style:name="co12" style:family="table-column">
      <style:table-column-properties fo:break-before="auto" style:column-width="5.18583333333333cm" style:use-optimal-column-width="true"/>
    </style:style>
    <style:style style:name="co13" style:family="table-column">
      <style:table-column-properties fo:break-before="auto" style:column-width="7.96395833333333cm" style:use-optimal-column-width="true"/>
    </style:style>
    <style:style style:name="co1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3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3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3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38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39" style:family="table-cell" style:parent-style-name="Default" style:data-style-name="N3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1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4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3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4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4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T5]));ISBLANK([.U5])))" style:apply-style-name="cf1" style:base-cell-address="Data_sheet.U5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U5]));ISBLANK([.T5])))" style:apply-style-name="cf1" style:base-cell-address="Data_sheet.T5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4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H4]));ISBLANK([.I4])))" style:apply-style-name="cf1" style:base-cell-address="Data_sheet.I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K4]));ISBLANK([.J4])))" style:apply-style-name="cf1" style:base-cell-address="Data_sheet.J4"/>
    </style:style>
    <style:style style:name="ce52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V4]));ISBLANK([.W4])))" style:apply-style-name="cf1" style:base-cell-address="Data_sheet.W4"/>
    </style:style>
    <style:style style:name="ce54" style:family="table-cell" style:parent-style-name="Default" style:data-style-name="N3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56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X12]));ISBLANK([.Y12])))" style:apply-style-name="cf1" style:base-cell-address="Data_sheet.Y12"/>
    </style:style>
    <style:style style:name="ce5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Y12]));ISBLANK([.X12])))" style:apply-style-name="cf1" style:base-cell-address="Data_sheet.X12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$A4]));ISBLANK([.B4])))" style:apply-style-name="cf1" style:base-cell-address="Data_sheet.B4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cell-protect="none"/>
      <style:map style:condition="of:is-true-formula(AND(NOT(ISBLANK([.A4]));ISBLANK([.C4])))" style:apply-style-name="cf1" style:base-cell-address="Data_sheet.C4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E4]));ISBLANK([.D4])))" style:apply-style-name="cf1" style:base-cell-address="Data_sheet.D4"/>
    </style:style>
    <style:style style:name="ce6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D4]));ISBLANK([.E4])))" style:apply-style-name="cf1" style:base-cell-address="Data_sheet.E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3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F4]));ISBLANK([.G4])))" style:apply-style-name="cf1" style:base-cell-address="Data_sheet.G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5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G4]));ISBLANK([.F4])))" style:apply-style-name="cf1" style:base-cell-address="Data_sheet.F4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7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I4]));ISBLANK([.H4])))" style:apply-style-name="cf1" style:base-cell-address="Data_sheet.H4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  <style:style style:name="ce69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map style:condition="of:is-true-formula(AND(NOT(ISBLANK([.J4]));ISBLANK([.K4])))" style:apply-style-name="cf1" style:base-cell-address="Data_sheet.K4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2" table:condition="of:cell-content-is-decimal-number() and cell-content()&gt;0">
          <table:help-message table:display="true"/>
          <table:error-message table:display="true"/>
        </table:content-validation>
        <table:content-validation table:name="val3" table:condition="of:cell-content-is-decimal-number() and cell-content()&gt;=0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5" table:default-cell-style-name="ce26"/>
        <table:table-column table:style-name="co7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8" table:default-cell-style-name="ce26"/>
        <table:table-column table:style-name="co5" table:default-cell-style-name="ce26"/>
        <table:table-column table:style-name="co9" table:number-columns-repeated="10" table:default-cell-style-name="ce26"/>
        <table:table-column table:style-name="co4" table:number-columns-repeated="2" table:default-cell-style-name="ce2"/>
        <table:table-column table:style-name="co10" table:number-columns-repeated="7" table:default-cell-style-name="ce2"/>
        <table:table-column table:style-name="co11" table:number-columns-repeated="3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6343" table:default-cell-style-name="ce2"/>
        <table:table-row table:style-name="ro1">
          <table:table-cell office:value-type="string" table:number-columns-spanned="1" table:number-rows-spanned="3" table:content-validation-name="val1" table:style-name="ce27">
            <text:p>Organisation name</text:p>
          </table:table-cell>
          <table:table-cell office:value-type="string" table:number-columns-spanned="1" table:number-rows-spanned="3" table:content-validation-name="val1" table:style-name="ce27">
            <text:p>Organisation<text:s/></text:p>
            <text:p>type</text:p>
          </table:table-cell>
          <table:table-cell office:value-type="string" table:number-columns-spanned="1" table:number-rows-spanned="3" table:content-validation-name="val1" table:style-name="ce2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1" table:style-name="ce2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1" table:style-name="ce2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27">
            <text:p>Grand Total paybill/staffing (payroll and non-payroll) costs</text:p>
          </table:table-cell>
          <table:table-cell office:value-type="string" table:number-columns-spanned="1" table:number-rows-spanned="3" table:content-validation-name="val1" table:style-name="ce27">
            <text:p>Comments and notes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27">
            <text:p>Admin officers/admin assistants</text:p>
          </table:table-cell>
          <table:covered-table-cell/>
          <table:table-cell office:value-type="string" table:number-columns-spanned="2" table:number-rows-spanned="1" table:style-name="ce27">
            <text:p>Executive Officers</text:p>
          </table:table-cell>
          <table:covered-table-cell/>
          <table:table-cell office:value-type="string" table:number-columns-spanned="2" table:number-rows-spanned="1" table:style-name="ce2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27">
            <text:p>Grade 6/7</text:p>
          </table:table-cell>
          <table:covered-table-cell/>
          <table:table-cell office:value-type="string" table:number-columns-spanned="2" table:number-rows-spanned="1" table:style-name="ce27">
            <text:p>Senior Civil Service</text:p>
          </table:table-cell>
          <table:covered-table-cell/>
          <table:table-cell office:value-type="string" table:number-columns-spanned="2" table:number-rows-spanned="1" table:style-name="ce2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1" table:style-name="ce2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8">
            <text:p>Interim managers</text:p>
          </table:table-cell>
          <table:covered-table-cell/>
          <table:table-cell office:value-type="string" table:number-columns-spanned="2" table:number-rows-spanned="1" table:style-name="ce28">
            <text:p>Specialist Contractors</text:p>
          </table:table-cell>
          <table:covered-table-cell/>
          <table:table-cell office:value-type="string" table:number-columns-spanned="2" table:number-rows-spanned="1" table:style-name="ce28">
            <text:p>Consultants/consultancy</text:p>
          </table:table-cell>
          <table:covered-table-cell/>
          <table:table-cell office:value-type="string" table:number-columns-spanned="2" table:number-rows-spanned="1" table:style-name="ce2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7">
            <text:p>Salary</text:p>
          </table:table-cell>
          <table:table-cell office:value-type="string" table:number-columns-spanned="1" table:number-rows-spanned="2" table:style-name="ce27">
            <text:p>Allowances</text:p>
          </table:table-cell>
          <table:table-cell office:value-type="string" table:number-columns-spanned="1" table:number-rows-spanned="2" table:style-name="ce27">
            <text:p>Non-consolidated performance payments</text:p>
          </table:table-cell>
          <table:table-cell office:value-type="string" table:number-columns-spanned="1" table:number-rows-spanned="2" table:style-name="ce27">
            <text:p>Overtime</text:p>
          </table:table-cell>
          <table:table-cell office:value-type="string" table:number-columns-spanned="1" table:number-rows-spanned="2" table:style-name="ce27">
            <text:p>Employer pension contributions</text:p>
          </table:table-cell>
          <table:table-cell office:value-type="string" table:number-columns-spanned="1" table:number-rows-spanned="2" table:style-name="ce27">
            <text:p>Employer national insurance contributions</text:p>
          </table:table-cell>
          <table:table-cell office:value-type="string" table:number-columns-spanned="1" table:number-rows-spanned="2" table:style-name="ce27">
            <text:p>Total paybill for payroll staff</text:p>
          </table:table-cell>
          <table:table-cell office:value-type="string" table:number-columns-spanned="1" table:number-rows-spanned="2" table:style-name="ce2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27">
            <text:p>Total cost of consultants/</text:p>
            <text:p>consultancy</text:p>
          </table:table-cell>
          <table:table-cell office:value-type="string" table:number-columns-spanned="1" table:number-rows-spanned="2" table:style-name="ce27">
            <text:p>Total non-payroll (CCL) staff costs</text:p>
          </table:table-cell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1" table:style-name="ce5">
            <text:p>Headcount</text:p>
          </table:table-cell>
          <table:table-cell office:value-type="string" table:content-validation-name="val1" table:style-name="ce4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epartment for Work and Pensions</text:p>
          </table:table-cell>
          <table:table-cell office:value-type="string" table:style-name="ce58">
            <text:p>Ministerial Department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37738" table:style-name="ce39">
            <text:p>37,738</text:p>
          </table:table-cell>
          <table:table-cell office:value-type="float" office:value="32133.110000000019" table:style-name="ce32">
            <text:p>32133.11</text:p>
          </table:table-cell>
          <table:table-cell office:value-type="float" office:value="35776" table:style-name="ce64">
            <text:p>35776</text:p>
          </table:table-cell>
          <table:table-cell office:value-type="float" office:value="31618.009999999995" table:style-name="ce62">
            <text:p>31618.01</text:p>
          </table:table-cell>
          <table:table-cell office:value-type="float" office:value="8955" table:style-name="ce66">
            <text:p>8955</text:p>
          </table:table-cell>
          <table:table-cell office:value-type="float" office:value="8527.3900000000031" table:style-name="ce48">
            <text:p>8527.39</text:p>
          </table:table-cell>
          <table:table-cell office:value-type="float" office:value="2229" table:style-name="ce50">
            <text:p>2229</text:p>
          </table:table-cell>
          <table:table-cell office:value-type="float" office:value="2164.9300000000003" table:style-name="ce68">
            <text:p>2164.93</text:p>
          </table:table-cell>
          <table:table-cell office:value-type="float" office:value="221" table:style-name="ce40">
            <text:p>221</text:p>
          </table:table-cell>
          <table:table-cell office:value-type="float" office:value="218.62" table:style-name="ce32">
            <text:p>218.62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84919" table:content-validation-name="val1" table:style-name="ce10">
            <text:p>84,919</text:p>
          </table:table-cell>
          <table:table-cell office:value-type="float" office:value="74662.06" table:content-validation-name="val1" table:style-name="ce11">
            <text:p>74662.06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520" table:style-name="ce34">
            <text:p>520</text:p>
          </table:table-cell>
          <table:table-cell office:value-type="float" office:value="510" table:style-name="ce33">
            <text:p>510.00</text:p>
          </table:table-cell>
          <table:table-cell office:value-type="string" table:style-name="ce30">
            <text:p>.</text:p>
          </table:table-cell>
          <table:table-cell office:value-type="string" table:style-name="ce29">
            <text:p>.</text:p>
          </table:table-cell>
          <table:table-cell office:value-type="float" office:value="520" table:style-name="ce10">
            <text:p>520</text:p>
          </table:table-cell>
          <table:table-cell office:value-type="float" office:value="510" table:style-name="ce11">
            <text:p>510.00</text:p>
          </table:table-cell>
          <table:table-cell office:value-type="float" office:value="85439" table:content-validation-name="val1" table:style-name="ce13">
            <text:p>85,439</text:p>
          </table:table-cell>
          <table:table-cell office:value-type="float" office:value="75172.06" table:content-validation-name="val1" table:style-name="ce14">
            <text:p>75172.06</text:p>
          </table:table-cell>
          <table:table-cell office:value-type="currency" office:value="148969082.23000002" table:content-validation-name="val2" table:style-name="ce15">
            <text:p>£148,969,082.23</text:p>
          </table:table-cell>
          <table:table-cell office:value-type="currency" office:value="2837472.3899999992" table:content-validation-name="val2" table:style-name="ce15">
            <text:p>£2,837,472.39</text:p>
          </table:table-cell>
          <table:table-cell office:value-type="currency" office:value="972571.28" table:content-validation-name="val2" table:style-name="ce15">
            <text:p>£972,571.28</text:p>
          </table:table-cell>
          <table:table-cell office:value-type="currency" office:value="4889230.0600000005" table:content-validation-name="val2" table:style-name="ce15">
            <text:p>£4,889,230.06</text:p>
          </table:table-cell>
          <table:table-cell office:value-type="currency" office:value="31232938.360000003" table:content-validation-name="val2" table:style-name="ce15">
            <text:p>£31,232,938.36</text:p>
          </table:table-cell>
          <table:table-cell office:value-type="currency" office:value="9874521.5899999999" table:content-validation-name="val2" table:style-name="ce15">
            <text:p>£9,874,521.59</text:p>
          </table:table-cell>
          <table:table-cell office:value-type="currency" office:value="198775815.91000003" table:style-name="ce16">
            <text:p>£198,775,816</text:p>
          </table:table-cell>
          <table:table-cell office:value-type="currency" office:value="7086803.0300000003" table:content-validation-name="val2" table:style-name="ce17">
            <text:p>£7,086,803.03</text:p>
          </table:table-cell>
          <table:table-cell office:value-type="currency" office:value="1470725.49" table:content-validation-name="val3" table:style-name="ce17">
            <text:p>£1,470,725.49</text:p>
          </table:table-cell>
          <table:table-cell office:value-type="currency" office:value="8557528.5199999996" table:style-name="ce18">
            <text:p>£8,557,528.52</text:p>
          </table:table-cell>
          <table:table-cell office:value-type="currency" office:value="207333344.43000004" table:style-name="ce16">
            <text:p>£207,333,344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Health and Safety Executive</text:p>
          </table:table-cell>
          <table:table-cell office:value-type="string" table:style-name="ce58">
            <text:p>Crown Non 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float" office:value="414" table:style-name="ce40">
            <text:p>414</text:p>
          </table:table-cell>
          <table:table-cell office:value-type="float" office:value="360.16" table:style-name="ce32">
            <text:p>360.16</text:p>
          </table:table-cell>
          <table:table-cell office:value-type="float" office:value="446" table:style-name="ce64">
            <text:p>446</text:p>
          </table:table-cell>
          <table:table-cell office:value-type="float" office:value="413.46" table:style-name="ce62">
            <text:p>413.46</text:p>
          </table:table-cell>
          <table:table-cell office:value-type="float" office:value="1444" table:style-name="ce66">
            <text:p>1444</text:p>
          </table:table-cell>
          <table:table-cell office:value-type="float" office:value="1356.48" table:style-name="ce48">
            <text:p>1356.48</text:p>
          </table:table-cell>
          <table:table-cell office:value-type="float" office:value="445" table:style-name="ce50">
            <text:p>445</text:p>
          </table:table-cell>
          <table:table-cell office:value-type="float" office:value="419.38" table:style-name="ce68">
            <text:p>419.38</text:p>
          </table:table-cell>
          <table:table-cell office:value-type="float" office:value="25" table:style-name="ce40">
            <text:p>25</text:p>
          </table:table-cell>
          <table:table-cell office:value-type="float" office:value="24.41" table:style-name="ce32">
            <text:p>24.41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2774" table:content-validation-name="val1" table:style-name="ce10">
            <text:p>2,774</text:p>
          </table:table-cell>
          <table:table-cell office:value-type="float" office:value="2573.89" table:content-validation-name="val1" table:style-name="ce11">
            <text:p>2573.89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3" table:style-name="ce36">
            <text:p>3</text:p>
          </table:table-cell>
          <table:table-cell office:value-type="float" office:value="2.1" table:style-name="ce35">
            <text:p>2.10</text:p>
          </table:table-cell>
          <table:table-cell office:value-type="string" table:style-name="ce34">
            <text:p>.</text:p>
          </table:table-cell>
          <table:table-cell office:value-type="string" table:style-name="ce33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3" table:style-name="ce10">
            <text:p>3</text:p>
          </table:table-cell>
          <table:table-cell office:value-type="float" office:value="2.1" table:style-name="ce11">
            <text:p>2.10</text:p>
          </table:table-cell>
          <table:table-cell office:value-type="float" office:value="2777" table:content-validation-name="val1" table:style-name="ce13">
            <text:p>2,777</text:p>
          </table:table-cell>
          <table:table-cell office:value-type="float" office:value="2575.9899999999998" table:content-validation-name="val1" table:style-name="ce14">
            <text:p>2575.99</text:p>
          </table:table-cell>
          <table:table-cell office:value-type="currency" office:value="8837575.610000005" table:content-validation-name="val2" table:style-name="ce15">
            <text:p>£8,837,575.61</text:p>
          </table:table-cell>
          <table:table-cell office:value-type="currency" office:value="140310.25000000023" table:content-validation-name="val2" table:style-name="ce15">
            <text:p>£140,310.25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44903.360000000001" table:content-validation-name="val2" table:style-name="ce15">
            <text:p>£44,903.36</text:p>
          </table:table-cell>
          <table:table-cell office:value-type="currency" office:value="1876063.3599999994" table:content-validation-name="val2" table:style-name="ce15">
            <text:p>£1,876,063.36</text:p>
          </table:table-cell>
          <table:table-cell office:value-type="currency" office:value="763987.50999999978" table:content-validation-name="val2" table:style-name="ce15">
            <text:p>£763,987.51</text:p>
          </table:table-cell>
          <table:table-cell office:value-type="currency" office:value="11662840.090000004" table:style-name="ce16">
            <text:p>£11,662,840</text:p>
          </table:table-cell>
          <table:table-cell office:value-type="currency" office:value="26082.799999999999" table:content-validation-name="val2" table:style-name="ce17">
            <text:p>£26,082.80</text:p>
          </table:table-cell>
          <table:table-cell office:value-type="currency" office:value="0" table:content-validation-name="val2" table:style-name="ce17">
            <text:p>£0.00</text:p>
          </table:table-cell>
          <table:table-cell office:value-type="currency" office:value="26082.799999999999" table:style-name="ce18">
            <text:p>£26,082.80</text:p>
          </table:table-cell>
          <table:table-cell office:value-type="currency" office:value="11688922.890000004" table:style-name="ce16">
            <text:p>£11,688,923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Independent Living Fun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64"/>
          <table:table-cell table:style-name="ce62"/>
          <table:table-cell table:style-name="ce66"/>
          <table:table-cell table:style-name="ce48"/>
          <table:table-cell table:style-name="ce50"/>
          <table:table-cell table:style-name="ce68"/>
          <table:table-cell table:style-name="ce40"/>
          <table:table-cell table:style-name="ce32"/>
          <table:table-cell table:style-name="ce40"/>
          <table:table-cell table:style-name="ce32"/>
          <table:table-cell office:value-type="string" table:content-validation-name="val1" table:style-name="ce10">
            <text:p>.</text:p>
          </table:table-cell>
          <table:table-cell office:value-type="string" table:content-validation-name="val1" table:style-name="ce11">
            <text:p>.</text:p>
          </table:table-cell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table:style-name="ce31"/>
          <table:table-cell table:style-name="ce32"/>
          <table:table-cell office:value-type="string" table:style-name="ce10">
            <text:p>.</text:p>
          </table:table-cell>
          <table:table-cell office:value-type="string" table:style-name="ce11">
            <text:p>.</text:p>
          </table:table-cell>
          <table:table-cell office:value-type="string" table:content-validation-name="val1" table:style-name="ce13">
            <text:p>.</text:p>
          </table:table-cell>
          <table:table-cell office:value-type="string" table:content-validation-name="val1" table:style-name="ce14">
            <text:p>.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20">
            <text:p>ILF is now closed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National Employment Savings Trust Corporation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9">
            <text:p>.</text:p>
          </table:table-cell>
          <table:table-cell office:value-type="string" table:style-name="ce32">
            <text:p>.</text:p>
          </table:table-cell>
          <table:table-cell office:value-type="float" office:value="234" table:style-name="ce39">
            <text:p>234</text:p>
          </table:table-cell>
          <table:table-cell office:value-type="float" office:value="234" table:style-name="ce32">
            <text:p>234.00</text:p>
          </table:table-cell>
          <table:table-cell office:value-type="float" office:value="234" table:content-validation-name="val1" table:style-name="ce10">
            <text:p>234</text:p>
          </table:table-cell>
          <table:table-cell office:value-type="float" office:value="234" table:content-validation-name="val1" table:style-name="ce11">
            <text:p>234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1" table:style-name="ce30">
            <text:p>11</text:p>
          </table:table-cell>
          <table:table-cell office:value-type="float" office:value="11" table:style-name="ce29">
            <text:p>11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29">
            <text:p>1.00</text:p>
          </table:table-cell>
          <table:table-cell office:value-type="float" office:value="12" table:style-name="ce10">
            <text:p>12</text:p>
          </table:table-cell>
          <table:table-cell office:value-type="float" office:value="12" table:style-name="ce11">
            <text:p>12.00</text:p>
          </table:table-cell>
          <table:table-cell office:value-type="float" office:value="246" table:content-validation-name="val1" table:style-name="ce13">
            <text:p>246</text:p>
          </table:table-cell>
          <table:table-cell office:value-type="float" office:value="246" table:content-validation-name="val1" table:style-name="ce14">
            <text:p>246.00</text:p>
          </table:table-cell>
          <table:table-cell office:value-type="currency" office:value="1124093" table:content-validation-name="val2" table:style-name="ce15">
            <text:p>£1,124,093.00</text:p>
          </table:table-cell>
          <table:table-cell office:value-type="currency" office:value="841" table:content-validation-name="val2" table:style-name="ce15">
            <text:p>£841.00</text:p>
          </table:table-cell>
          <table:table-cell office:value-type="currency" office:value="2429" table:content-validation-name="val2" table:style-name="ce15">
            <text:p>£2,429.00</text:p>
          </table:table-cell>
          <table:table-cell office:value-type="currency" office:value="493" table:content-validation-name="val2" table:style-name="ce15">
            <text:p>£493.00</text:p>
          </table:table-cell>
          <table:table-cell office:value-type="currency" office:value="88100" table:content-validation-name="val2" table:style-name="ce15">
            <text:p>£88,100.00</text:p>
          </table:table-cell>
          <table:table-cell office:value-type="currency" office:value="132942" table:content-validation-name="val2" table:style-name="ce15">
            <text:p>£132,942.00</text:p>
          </table:table-cell>
          <table:table-cell office:value-type="currency" office:value="1348898" table:style-name="ce16">
            <text:p>£1,348,898</text:p>
          </table:table-cell>
          <table:table-cell office:value-type="currency" office:value="89588.75" table:content-validation-name="val2" table:style-name="ce17">
            <text:p>£89,588.75</text:p>
          </table:table-cell>
          <table:table-cell office:value-type="currency" office:value="19409.400000000001" table:content-validation-name="val2" table:style-name="ce17">
            <text:p>£19,409.40</text:p>
          </table:table-cell>
          <table:table-cell office:value-type="currency" office:value="108998.15" table:style-name="ce18">
            <text:p>£108,998.15</text:p>
          </table:table-cell>
          <table:table-cell office:value-type="currency" office:value="1457896.15" table:style-name="ce16">
            <text:p>£1,457,896</text:p>
          </table:table-cell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Disabled People's Employment Corporation GB Ltd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table:style-name="ce40"/>
          <table:table-cell table:style-name="ce32"/>
          <table:table-cell office:value-type="string" table:content-validation-name="val1" table:style-name="ce10">
            <text:p>.</text:p>
          </table:table-cell>
          <table:table-cell office:value-type="string" table:content-validation-name="val1" table:style-name="ce11">
            <text:p>.</text:p>
          </table:table-cell>
          <table:table-cell table:style-name="ce30"/>
          <table:table-cell table:style-name="ce29"/>
          <table:table-cell table:style-name="ce36"/>
          <table:table-cell table:style-name="ce35"/>
          <table:table-cell table:style-name="ce31"/>
          <table:table-cell table:style-name="ce32"/>
          <table:table-cell table:style-name="ce31"/>
          <table:table-cell table:style-name="ce32"/>
          <table:table-cell office:value-type="string" table:style-name="ce10">
            <text:p>.</text:p>
          </table:table-cell>
          <table:table-cell office:value-type="string" table:style-name="ce11">
            <text:p>.</text:p>
          </table:table-cell>
          <table:table-cell office:value-type="string" table:content-validation-name="val1" table:style-name="ce13">
            <text:p>.</text:p>
          </table:table-cell>
          <table:table-cell office:value-type="string" table:content-validation-name="val1" table:style-name="ce14">
            <text:p>.</text:p>
          </table:table-cell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table:content-validation-name="val2" table:style-name="ce15"/>
          <table:table-cell office:value-type="currency" office:value="0" table:style-name="ce18">
            <text:p>£0.00</text:p>
          </table:table-cell>
          <table:table-cell table:content-validation-name="val2" table:style-name="ce17"/>
          <table:table-cell table:content-validation-name="val2" table:style-name="ce17"/>
          <table:table-cell office:value-type="currency" office:value="0" table:style-name="ce18">
            <text:p>£0.00</text:p>
          </table:table-cell>
          <table:table-cell office:value-type="currency" office:value="0" table:style-name="ce18">
            <text:p>£0.00</text:p>
          </table:table-cell>
          <table:table-cell office:value-type="string" table:content-validation-name="val1" table:style-name="ce19">
            <text:p>DPEC no longer reporting from Dec 15</text:p>
          </table:table-cell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Advisory Service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43" table:style-name="ce40">
            <text:p>43</text:p>
          </table:table-cell>
          <table:table-cell office:value-type="float" office:value="40.26" table:style-name="ce32">
            <text:p>40.26</text:p>
          </table:table-cell>
          <table:table-cell office:value-type="float" office:value="43" table:content-validation-name="val1" table:style-name="ce10">
            <text:p>43</text:p>
          </table:table-cell>
          <table:table-cell office:value-type="float" office:value="40.26" table:content-validation-name="val1" table:style-name="ce11">
            <text:p>40.26</text:p>
          </table:table-cell>
          <table:table-cell office:value-type="float" office:value="5" table:style-name="ce31">
            <text:p>5</text:p>
          </table:table-cell>
          <table:table-cell office:value-type="float" office:value="3" table:style-name="ce32">
            <text:p>3.00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7">
            <text:p>1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1">
            <text:p>4.00</text:p>
          </table:table-cell>
          <table:table-cell office:value-type="float" office:value="49" table:content-validation-name="val1" table:style-name="ce13">
            <text:p>49</text:p>
          </table:table-cell>
          <table:table-cell office:value-type="float" office:value="44.26" table:content-validation-name="val1" table:style-name="ce14">
            <text:p>44.26</text:p>
          </table:table-cell>
          <table:table-cell office:value-type="currency" office:value="143262.35" table:content-validation-name="val2" table:style-name="ce15">
            <text:p>£143,262.35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0" table:content-validation-name="val2" table:style-name="ce15">
            <text:p>£0.00</text:p>
          </table:table-cell>
          <table:table-cell office:value-type="currency" office:value="6377.28" table:content-validation-name="val2" table:style-name="ce15">
            <text:p>£6,377.28</text:p>
          </table:table-cell>
          <table:table-cell office:value-type="currency" office:value="28750.92" table:content-validation-name="val2" table:style-name="ce15">
            <text:p>£28,750.92</text:p>
          </table:table-cell>
          <table:table-cell office:value-type="currency" office:value="12586.8" table:content-validation-name="val2" table:style-name="ce15">
            <text:p>£12,586.80</text:p>
          </table:table-cell>
          <table:table-cell office:value-type="currency" office:value="190977.34999999998" table:style-name="ce16">
            <text:p>£190,977</text:p>
          </table:table-cell>
          <table:table-cell office:value-type="currency" office:value="9624.7199999999993" table:content-validation-name="val2" table:style-name="ce17">
            <text:p>£9,624.72</text:p>
          </table:table-cell>
          <table:table-cell office:value-type="currency" office:value="28912.77" table:content-validation-name="val2" table:style-name="ce17">
            <text:p>£28,912.77</text:p>
          </table:table-cell>
          <table:table-cell office:value-type="currency" office:value="38537.49" table:style-name="ce18">
            <text:p>£38,537.49</text:p>
          </table:table-cell>
          <table:table-cell office:value-type="currency" office:value="229514.83999999997" table:style-name="ce16">
            <text:p>£229,515</text:p>
          </table:table-cell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office:value-type="string" table:style-name="ce6">
            <text:p>The Pensions Regulator</text:p>
          </table:table-cell>
          <table:table-cell office:value-type="string" table:style-name="ce58">
            <text:p>Executive Non-Departmental Public Body</text:p>
          </table:table-cell>
          <table:table-cell office:value-type="string" table:style-name="ce59">
            <text:p>Department for Work and Pensions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string" table:style-name="ce40">
            <text:p>.</text:p>
          </table:table-cell>
          <table:table-cell office:value-type="string" table:style-name="ce32">
            <text:p>.</text:p>
          </table:table-cell>
          <table:table-cell office:value-type="float" office:value="503" table:style-name="ce40">
            <text:p>503</text:p>
          </table:table-cell>
          <table:table-cell office:value-type="float" office:value="486.61428571428576" table:style-name="ce32">
            <text:p>486.61</text:p>
          </table:table-cell>
          <table:table-cell office:value-type="float" office:value="503" table:content-validation-name="val1" table:style-name="ce10">
            <text:p>503</text:p>
          </table:table-cell>
          <table:table-cell office:value-type="float" office:value="486.61428571428576" table:content-validation-name="val1" table:style-name="ce11">
            <text:p>486.61</text:p>
          </table:table-cell>
          <table:table-cell office:value-type="float" office:value="19" table:style-name="ce30">
            <text:p>19</text:p>
          </table:table-cell>
          <table:table-cell office:value-type="float" office:value="18.600000000000001" table:style-name="ce29">
            <text:p>18.6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29">
            <text:p>1.00</text:p>
          </table:table-cell>
          <table:table-cell office:value-type="string" table:style-name="ce31">
            <text:p>.</text:p>
          </table:table-cell>
          <table:table-cell office:value-type="string" table:style-name="ce32">
            <text:p>.</text:p>
          </table:table-cell>
          <table:table-cell office:value-type="float" office:value="20" table:style-name="ce10">
            <text:p>20</text:p>
          </table:table-cell>
          <table:table-cell office:value-type="float" office:value="19.600000000000001" table:style-name="ce11">
            <text:p>19.60</text:p>
          </table:table-cell>
          <table:table-cell office:value-type="float" office:value="523" table:content-validation-name="val1" table:style-name="ce13">
            <text:p>523</text:p>
          </table:table-cell>
          <table:table-cell office:value-type="float" office:value="506.21428571428578" table:content-validation-name="val1" table:style-name="ce14">
            <text:p>506.21</text:p>
          </table:table-cell>
          <table:table-cell office:value-type="currency" office:value="2007307.0999999996" table:content-validation-name="val2" table:style-name="ce15">
            <text:p>£2,007,307.10</text:p>
          </table:table-cell>
          <table:table-cell office:value-type="currency" office:value="7675.17" table:content-validation-name="val2" table:style-name="ce15">
            <text:p>£7,675.17</text:p>
          </table:table-cell>
          <table:table-cell office:value-type="currency" office:value="67299.64" table:content-validation-name="val2" table:style-name="ce15">
            <text:p>£67,299.64</text:p>
          </table:table-cell>
          <table:table-cell office:value-type="currency" office:value="5980.15" table:content-validation-name="val2" table:style-name="ce15">
            <text:p>£5,980.15</text:p>
          </table:table-cell>
          <table:table-cell office:value-type="currency" office:value="440490.13" table:content-validation-name="val2" table:style-name="ce15">
            <text:p>£440,490.13</text:p>
          </table:table-cell>
          <table:table-cell office:value-type="currency" office:value="194472.74" table:content-validation-name="val2" table:style-name="ce15">
            <text:p>£194,472.74</text:p>
          </table:table-cell>
          <table:table-cell office:value-type="currency" office:value="2723224.9299999997" table:style-name="ce16">
            <text:p>£2,723,225</text:p>
          </table:table-cell>
          <table:table-cell office:value-type="currency" office:value="125036.76999999999" table:content-validation-name="val2" table:style-name="ce17">
            <text:p>£125,036.77</text:p>
          </table:table-cell>
          <table:table-cell office:value-type="currency" office:value="11574.720000000001" table:content-validation-name="val2" table:style-name="ce17">
            <text:p>£11,574.72</text:p>
          </table:table-cell>
          <table:table-cell office:value-type="currency" office:value="136611.49" table:style-name="ce18">
            <text:p>£136,611.49</text:p>
          </table:table-cell>
          <table:table-cell office:value-type="currency" office:value="2859836.42" table:style-name="ce16">
            <text:p>£2,859,836</text:p>
          </table:table-cell>
          <table:table-cell table:content-validation-name="val1" table:style-name="ce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1">
          <table:table-cell table:style-name="ce6"/>
          <table:table-cell table:style-name="ce58"/>
          <table:table-cell table:style-name="ce59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content-validation-name="val1" table:style-name="ce10"/>
          <table:table-cell table:content-validation-name="val1" table:style-name="ce10"/>
          <table:table-cell table:style-name="ce43"/>
          <table:table-cell table:style-name="ce42"/>
          <table:table-cell table:style-name="ce43"/>
          <table:table-cell table:style-name="ce42"/>
          <table:table-cell table:style-name="ce54"/>
          <table:table-cell table:style-name="ce52"/>
          <table:table-cell table:style-name="ce43"/>
          <table:table-cell table:style-name="ce42"/>
          <table:table-cell table:number-columns-repeated="2" table:style-name="ce10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number-columns-repeated="2" table:style-name="ce16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content-validation-name="val2" table:style-name="ce22"/>
          <table:table-cell table:number-columns-repeated="2" table:style-name="ce22"/>
          <table:table-cell table:style-name="ce16"/>
          <table:table-cell table:content-validation-name="val2" table:style-name="ce22"/>
          <table:table-cell table:content-validation-name="val2" table:style-name="ce22"/>
          <table:table-cell table:style-name="ce16"/>
          <table:table-cell table:style-name="ce18"/>
          <table:table-cell table:content-validation-name="val1" table:style-name="ce19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87" table:style-name="ro4">
          <table:table-cell table:style-name="ce6"/>
          <table:table-cell table:style-name="ce58"/>
          <table:table-cell table:style-name="ce59"/>
          <table:table-cell table:style-name="ce60"/>
          <table:table-cell table:style-name="ce61"/>
          <table:table-cell table:style-name="ce65"/>
          <table:table-cell table:style-name="ce63"/>
          <table:table-cell table:style-name="ce67"/>
          <table:table-cell table:style-name="ce49"/>
          <table:table-cell table:style-name="ce51"/>
          <table:table-cell table:style-name="ce69"/>
          <table:table-cell table:style-name="ce60"/>
          <table:table-cell table:style-name="ce61"/>
          <table:table-cell table:style-name="ce60"/>
          <table:table-cell table:style-name="ce61"/>
          <table:table-cell table:content-validation-name="val1" table:style-name="ce10"/>
          <table:table-cell table:content-validation-name="val1" table:style-name="ce10"/>
          <table:table-cell table:style-name="ce45"/>
          <table:table-cell table:style-name="ce44"/>
          <table:table-cell table:style-name="ce47"/>
          <table:table-cell table:style-name="ce46"/>
          <table:table-cell table:style-name="ce55"/>
          <table:table-cell table:style-name="ce53"/>
          <table:table-cell table:style-name="ce57"/>
          <table:table-cell table:style-name="ce56"/>
          <table:table-cell table:number-columns-repeated="2" table:style-name="ce24"/>
          <table:table-cell table:content-validation-name="val1" table:style-name="ce13"/>
          <table:table-cell table:content-validation-name="val1" table:style-name="ce13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content-validation-name="val2" table:style-name="ce25"/>
          <table:table-cell table:style-name="ce18"/>
          <table:table-cell table:content-validation-name="val2" table:style-name="ce25"/>
          <table:table-cell table:content-validation-name="val2" table:style-name="ce25"/>
          <table:table-cell table:number-columns-repeated="2" table:style-name="ce18"/>
          <table:table-cell table:content-validation-name="val1" table:style-name="ce20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65436" table:style-name="ro4"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6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content-validation-name="val1" table:style-name="ce2"/>
          <table:table-cell table:number-columns-repeated="16128"/>
        </table:table-row>
        <table:table-row table:number-rows-repeated="983040" table:style-name="ro4">
          <table:table-cell table:number-columns-repeated="16384"/>
        </table:table-row>
        <table:named-expressions>
          <table:named-range table:name="Print_Area" table:cell-range-address="Data_sheet.$A$1:Data_sheet.$AO$21" table:base-cell-address="Data_sheet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Arial CE" svg:font-family="&quot;Arial CE&quot;"/>
    <style:font-face style:name="Courier" svg:font-family="Courier"/>
    <style:font-face style:name="Helv" svg:font-family="Helv"/>
    <style:font-face style:name="Gill Sans MT" svg:font-family="&quot;Gill Sans MT&quot;"/>
    <style:font-face style:name="MS Sans Serif" svg:font-family="&quot;MS Sans Serif&quot;"/>
    <style:font-face style:name="Univers 45 Light" svg:font-family="&quot;Univers 45 Light&quot;"/>
    <style:font-face style:name="Book Antiqua" svg:font-family="&quot;Book Antiqua&quot;"/>
    <style:font-face style:name="Times New Roman" svg:font-family="&quot;Times New Roman&quot;"/>
    <style:font-face style:name="Helvetica Black" svg:font-family="&quot;Helvetica Black&quot;"/>
    <style:font-face style:name="Times New Roman CE" svg:font-family="&quot;Times New Roman CE&quot;"/>
    <style:font-face style:name="Verdana" svg:font-family="Verdana"/>
    <style:font-face style:name="Univers (WN)" svg:font-family="&quot;Univers (WN)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-</number:text>
      <number:number number:decimal-places="0" number:min-integer-digits="1" number:grouping="true"/>
      <style:map style:condition="value()&gt;=0" style:apply-style-name="N37P0"/>
    </number:number-style>
    <number:number-style style:name="N38P0">
      <number:number number:decimal-places="0" number:min-integer-digits="1" number:grouping="true"/>
    </number:number-style>
    <number:number-style style:name="N3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number-style style:name="N39">
      <number:text> </number:text>
      <number:number number:min-integer-digits="1"/>
    </number:number-style>
    <number:number-style style:name="N40P0">
      <number:text> </number:text>
      <number:number number:decimal-places="3" number:min-integer-digits="1" number:grouping="true"/>
      <number:text>    </number:text>
    </number:number-style>
    <number:number-style style:name="N40P1">
      <number:text>-</number:text>
      <number:number number:decimal-places="3" number:min-integer-digits="1" number:grouping="true"/>
      <number:text>    </number:text>
    </number:number-style>
    <number:number-style style:name="N40P2">
      <number:text> -</number:text>
      <number:number number:decimal-places="0" number:min-integer-digits="2">
        <number:embedded-text number:position="0">   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number number:decimal-places="1" number:min-integer-digits="1" number:grouping="true"/>
      <number:text> </number:text>
    </number:number-style>
    <number:number-style style:name="N4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41P0"/>
    </number:number-style>
    <number:number-style style:name="N4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2"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2P0"/>
    </number:number-style>
    <number:number-style style:name="N43P0">
      <number:text> </number:text>
      <number:number number:decimal-places="1" number:min-integer-digits="1" number:grouping="true"/>
      <number:text> </number:text>
    </number:number-style>
    <number:number-style style:name="N43P1">
      <number:text> (</number:text>
      <number:number number:decimal-places="1" number:min-integer-digits="1" number:grouping="true"/>
      <number:text>)</number:text>
    </number:number-style>
    <number:number-style style:name="N43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3"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>
      <number:number number:decimal-places="0" number:min-integer-digits="1" number:grouping="true"/>
    </number:number-style>
    <number:number-style style:name="N44">
      <style:text-properties fo:color="#FF0000"/>
      <number:text>-</number:text>
      <number:number number:decimal-places="0" number:min-integer-digits="1" number:grouping="true"/>
      <style:map style:condition="value()&gt;=0" style:apply-style-name="N44P0"/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P0">
      <number:number number:decimal-places="0" number:min-integer-digits="1" number:grouping="true"/>
    </number:number-style>
    <number:number-style style:name="N46P1">
      <number:text>-</number:text>
      <number:number number:decimal-places="0" number:min-integer-digits="1" number:grouping="true"/>
    </number:number-style>
    <number:text-style style:name="N46">
      <number:text>-</number:text>
      <style:map style:condition="value()&gt;0" style:apply-style-name="N46P0"/>
      <style:map style:condition="value()&lt;0" style:apply-style-name="N46P1"/>
    </number:text-style>
    <number:number-style style:name="N47P0">
      <number:number number:decimal-places="0" number:min-integer-digits="1" number:grouping="true"/>
    </number:number-style>
    <number:number-style style:name="N4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7P0"/>
    </number:number-style>
    <number:currency-style style:name="N4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49" number:language="en" number:country="GB">
      <number:currency-symbol number:language="en" number:country="GB">£</number:currency-symbol>
      <number:number number:decimal-places="0" number:min-integer-digits="1" number:grouping="true"/>
    </number:currency-style>
    <number:number-style style:name="N50P0">
      <number:number number:decimal-places="0" number:min-integer-digits="1" number:grouping="true"/>
    </number:number-style>
    <number:number-style style:name="N50P1">
      <number:text>(</number:text>
      <number:number number:decimal-places="0" number:min-integer-digits="1" number:grouping="true">
        <number:embedded-text number:position="0"> </number:embedded-text>
      </number:number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-</number:text>
      <number:number number:decimal-places="2" number:min-integer-digits="1" number:grouping="true"/>
      <number:text> </number:text>
    </number:number-style>
    <number:number-style style:name="N51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$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">
      <style:text-properties fo:color="#FF0000"/>
      <number:text>($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52P0"/>
    </number:number-style>
    <number:number-style style:name="N53P0">
      <number:text>$</number:text>
      <number:number number:decimal-places="2" number:min-integer-digits="1" number:grouping="true"/>
      <number:text> </number:text>
    </number:number-style>
    <number:number-style style:name="N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3P0"/>
    </number:number-style>
    <number:currency-style style:name="N54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54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54">
      <number:text> </number:text>
      <number:text-content/>
      <number:text> </number:text>
      <style:map style:condition="value()&gt;0" style:apply-style-name="N54P0"/>
      <style:map style:condition="value()&lt;0" style:apply-style-name="N54P1"/>
      <style:map style:condition="value()=0" style:apply-style-name="N54P2"/>
    </number:text-style>
    <number:date-style style:name="N55">
      <number:day number:style="long"/>
      <number:text>:</number:text>
      <number:hours number:style="long"/>
      <number:text>:</number:text>
      <number:minutes number:style="long"/>
    </number:date-style>
    <number:date-style style:name="N56">
      <number:day-of-week number:style="long"/>
      <number:text>/</number:text>
      <number:month number:style="long"/>
      <number:text>/</number:text>
      <number:year number:style="long"/>
    </number:date-style>
    <number:date-style style:name="N57">
      <number:day/>
      <number:text>-</number:text>
      <number:month number:textual="true"/>
      <number:text>-</number:text>
      <number:year/>
      <number:text>   </number:text>
      <number:hours/>
      <number:text>:</number:text>
      <number:minutes number:style="long"/>
    </number:date-style>
    <number:date-style style:name="N58">
      <number:month/>
      <number:text>/</number:text>
      <number:day/>
      <number:text>/</number:text>
      <number:year number:style="long"/>
    </number:date-style>
    <number:number-style style:name="N59P0">
      <number:number number:decimal-places="1" number:min-integer-digits="1" number:grouping="true"/>
      <number:text> </number:text>
    </number:number-style>
    <number:number-style style:name="N59">
      <number:text>(</number:text>
      <number:number number:decimal-places="1" number:min-integer-digits="1" number:grouping="true"/>
      <number:text>)</number:text>
      <style:map style:condition="value()&gt;=0" style:apply-style-name="N59P0"/>
    </number:number-style>
    <number:number-style style:name="N60P0">
      <number:number number:decimal-places="2" number:min-integer-digits="1" number:grouping="true"/>
    </number:number-style>
    <number:number-style style:name="N60">
      <number:text>-</number:text>
      <number:number number:decimal-places="2" number:min-integer-digits="1" number:grouping="true"/>
      <style:map style:condition="value()&gt;=0" style:apply-style-name="N60P0"/>
    </number:number-style>
    <number:number-style style:name="N61P0">
      <number:number number:decimal-places="3" number:min-integer-digits="1" number:grouping="true"/>
      <number:text> </number:text>
    </number:number-style>
    <number:number-style style:name="N61">
      <number:text>(</number:text>
      <number:number number:decimal-places="3" number:min-integer-digits="1" number:grouping="true"/>
      <number:text>)</number:text>
      <style:map style:condition="value()&gt;=0" style:apply-style-name="N61P0"/>
    </number:number-style>
    <number:number-style style:name="N62P0">
      <number:text> </number:text>
      <number:number number:decimal-places="2" number:min-integer-digits="1" number:grouping="true"/>
      <number:text>   </number:text>
    </number:number-style>
    <number:number-style style:name="N62P1">
      <number:text>-</number:text>
      <number:number number:decimal-places="2" number:min-integer-digits="1" number:grouping="true"/>
      <number:text>   </number:text>
    </number:number-style>
    <number:number-style style:name="N62P2">
      <number:text> -</number:text>
      <number:number number:decimal-places="0" number:min-integer-digits="2">
        <number:embedded-text number:position="0">  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date-style style:name="N63">
      <number:month number:style="long"/>
      <number:text>/</number:text>
      <number:day number:style="long"/>
      <number:text>/</number:text>
      <number:year/>
    </number:date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percentage-style style:name="N65P0">
      <number:number number:decimal-places="2" number:min-integer-digits="1"/>
      <number:text>%</number:text>
    </number:percentage-style>
    <number:percentage-style style:name="N65">
      <style:text-properties fo:color="#FF0000"/>
      <number:text>(</number:text>
      <number:number number:decimal-places="2" number:min-integer-digits="1"/>
      <number:text>%)</number:text>
      <style:map style:condition="value()&gt;=0" style:apply-style-name="N65P0"/>
    </number:percentage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66P0"/>
    </number:number-style>
    <number:percentage-style style:name="N67">
      <number:number number:decimal-places="1" number:min-integer-digits="1"/>
      <number:text>%</number:text>
    </number:percentage-style>
    <number:time-style style:name="N68">
      <number:hours number:style="long"/>
      <number:text>:</number:text>
      <number:minutes number:style="long"/>
    </number:time-style>
    <number:number-style style:name="N69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70P0">
      <number:number number:decimal-places="0" number:min-integer-digits="1" number:grouping="true"/>
    </number:number-style>
    <number:number-style style:name="N70P1">
      <number:text>(</number:text>
      <number:number number:decimal-places="0" number:min-integer-digits="1" number:grouping="true">
        <number:embedded-text number:position="0">)</number:embedded-text>
      </number:number>
    </number:number-style>
    <number:text-style style:name="N70">
      <number:text>-</number:text>
      <style:map style:condition="value()&gt;0" style:apply-style-name="N70P0"/>
      <style:map style:condition="value()&lt;0" style:apply-style-name="N70P1"/>
    </number:text-style>
    <number:percentage-style style:name="N71P0">
      <number:number number:decimal-places="0" number:min-integer-digits="1"/>
      <number:text>%</number:text>
    </number:percentage-style>
    <number:percentage-style style:name="N71P1">
      <number:text>(</number:text>
      <number:number number:decimal-places="0" number:min-integer-digits="1">
        <number:embedded-text number:position="0">)</number:embedded-text>
      </number:number>
      <number:text>%</number:text>
    </number:percentage-style>
    <number:text-style style:name="N71">
      <number:text>-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4" number:min-integer-digits="1" number:grouping="true"/>
    </number:number-style>
    <number:number-style style:name="N72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72P0"/>
    </number:number-style>
    <number:number-style style:name="N73P0">
      <number:text>$</number:text>
      <number:number number:decimal-places="0" number:min-integer-digits="1" number:grouping="true"/>
    </number:number-style>
    <number:number-style style:name="N73">
      <number:text>-$</number:text>
      <number:number number:decimal-places="0" number:min-integer-digits="1" number:grouping="true"/>
      <style:map style:condition="value()&gt;=0" style:apply-style-name="N73P0"/>
    </number:number-style>
    <number:number-style style:name="N74P0">
      <number:text>$</number:text>
      <number:number number:decimal-places="2" number:min-integer-digits="1" number:grouping="true"/>
    </number:number-style>
    <number:number-style style:name="N74">
      <number:text>-$</number:text>
      <number:number number:decimal-places="2" number:min-integer-digits="1" number:grouping="true"/>
      <style:map style:condition="value()&gt;=0" style:apply-style-name="N74P0"/>
    </number:number-style>
    <number:number-style style:name="N75P0">
      <number:text> </number:text>
      <number:number number:decimal-places="0" number:min-integer-digits="1" number:grouping="true">
        <number:embedded-text number:position="0">   </number:embedded-text>
      </number:number>
    </number:number-style>
    <number:number-style style:name="N75P1">
      <number:text>-</number:text>
      <number:number number:decimal-places="0" number:min-integer-digits="1" number:grouping="true">
        <number:embedded-text number:position="0">   </number:embedded-text>
      </number:number>
    </number:number-style>
    <number:text-style style:name="N75P2">
      <number:text> -   </number:text>
    </number:text-style>
    <number:text-style style:name="N75">
      <number:text> </number:text>
      <number:text-content/>
      <number:text> </number:text>
      <style:map style:condition="value()&gt;0" style:apply-style-name="N75P0"/>
      <style:map style:condition="value()&lt;0" style:apply-style-name="N75P1"/>
      <style:map style:condition="value()=0" style:apply-style-name="N75P2"/>
    </number:text-style>
    <number:number-style style:name="N76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6P1">
      <number:text> $ -</number:text>
      <number:number number:decimal-places="0" number:min-integer-digits="1" number:grouping="true">
        <number:embedded-text number:position="0"> </number:embedded-text>
      </number:number>
    </number:number-style>
    <number:text-style style:name="N76P2">
      <number:text> $ - </number:text>
    </number:text-style>
    <number:text-style style:name="N76">
      <number:text> </number:text>
      <number:text-content/>
      <number:text> </number:text>
      <style:map style:condition="value()&gt;0" style:apply-style-name="N76P0"/>
      <style:map style:condition="value()&lt;0" style:apply-style-name="N76P1"/>
      <style:map style:condition="value()=0" style:apply-style-name="N76P2"/>
    </number:text-style>
    <number:number-style style:name="N77P0">
      <number:text> $ </number:text>
      <number:number number:decimal-places="2" number:min-integer-digits="1" number:grouping="true"/>
      <number:text> </number:text>
    </number:number-style>
    <number:number-style style:name="N77P1">
      <number:text> $ -</number:text>
      <number:number number:decimal-places="2" number:min-integer-digits="1" number:grouping="true"/>
      <number:text> </number:text>
    </number:number-style>
    <number:number-style style:name="N77P2">
      <number:text> $ -</number:text>
      <number:number number:decimal-places="0" number:min-integer-digits="2">
        <number:embedded-text number:position="0"> </number:embedded-text>
      </number:number>
    </number:number-style>
    <number:text-style style:name="N77">
      <number:text> </number:text>
      <number:text-content/>
      <number:text> </number:text>
      <style:map style:condition="value()&gt;0" style:apply-style-name="N77P0"/>
      <style:map style:condition="value()&lt;0" style:apply-style-name="N77P1"/>
      <style:map style:condition="value()=0" style:apply-style-name="N77P2"/>
    </number:text-style>
    <number:number-style style:name="N78P0">
      <number:text> </number:text>
      <number:number number:decimal-places="2" number:min-integer-digits="1" number:grouping="true"/>
      <number:text> </number:text>
    </number:number-style>
    <number:number-style style:name="N78P1">
      <number:text> -</number:text>
      <number:number number:decimal-places="2" number:min-integer-digits="1" number:grouping="true"/>
      <number:text> </number:text>
    </number:number-style>
    <number:number-style style:name="N7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8">
      <number:text> </number:text>
      <number:text-content/>
      <number:text> </number:text>
      <style:map style:condition="value()&gt;0" style:apply-style-name="N78P0"/>
      <style:map style:condition="value()&lt;0" style:apply-style-name="N78P1"/>
      <style:map style:condition="value()=0" style:apply-style-name="N78P2"/>
    </number:text-style>
    <number:number-style style:name="N79P0">
      <number:text>$</number:text>
      <number:number number:decimal-places="0" number:min-integer-digits="1" number:grouping="true"/>
    </number:number-style>
    <number:number-style style:name="N79">
      <style:text-properties fo:color="#FF0000"/>
      <number:text>-$</number:text>
      <number:number number:decimal-places="0" number:min-integer-digits="1" number:grouping="true"/>
      <style:map style:condition="value()&gt;=0" style:apply-style-name="N79P0"/>
    </number:number-style>
    <number:date-style style:name="N80">
      <number:month number:textual="true"/>
      <number:text>-</number:text>
      <number:year/>
      <number:text> </number:text>
    </number:date-style>
    <number:number-style style:name="N81P0">
      <number:number number:decimal-places="0" number:min-integer-digits="1" number:grouping="true">
        <number:embedded-text number:position="0"> $</number:embedded-text>
      </number:number>
    </number:number-style>
    <number:number-style style:name="N81">
      <number:text>-</number:text>
      <number:number number:decimal-places="0" number:min-integer-digits="1" number:grouping="true">
        <number:embedded-text number:position="0"> $</number:embedded-text>
      </number:number>
      <style:map style:condition="value()&gt;=0" style:apply-style-name="N81P0"/>
    </number:number-style>
    <number:currency-style style:name="N82P0" number:language="en" number:country="GB">
      <number:text> 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1" number:language="en" number:country="GB">
      <number:text>-</number:text>
      <number:currency-symbol number:language="en" number:country="GB">£</number:currency-symbol>
      <number:number number:decimal-places="0" number:min-integer-digits="1" number:grouping="true"/>
      <number:text> </number:text>
    </number:currency-style>
    <number:currency-style style:name="N82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82">
      <number:text> </number:text>
      <number:text-content/>
      <number:text> </number:text>
      <style:map style:condition="value()&gt;0" style:apply-style-name="N82P0"/>
      <style:map style:condition="value()&lt;0" style:apply-style-name="N82P1"/>
      <style:map style:condition="value()=0" style:apply-style-name="N82P2"/>
    </number:text-style>
    <number:number-style style:name="N83P0">
      <number:number number:decimal-places="2" number:min-integer-digits="1" number:grouping="true"/>
    </number:number-style>
    <number:number-style style:name="N83P1">
      <style:text-properties fo:color="#FF0000"/>
      <number:text>(</number:text>
      <number:number number:decimal-places="2" number:min-integer-digits="1" number:grouping="true"/>
      <number:text>)</number:text>
    </number:number-style>
    <number:text-style style:name="N83">
      <number:text>-</number:text>
      <style:map style:condition="value()&gt;0" style:apply-style-name="N83P0"/>
      <style:map style:condition="value()&lt;0" style:apply-style-name="N83P1"/>
    </number:text-style>
    <number:percentage-style style:name="N84P0">
      <number:number number:decimal-places="1" number:min-integer-digits="1"/>
      <number:text>%</number:text>
    </number:percentage-style>
    <number:percentage-style style:name="N84">
      <number:text>(</number:text>
      <number:number number:decimal-places="1" number:min-integer-digits="1"/>
      <number:text>%)</number:text>
      <style:map style:condition="value()&gt;=0" style:apply-style-name="N84P0"/>
    </number:percentage-style>
    <number:percentage-style style:name="N85P0">
      <number:number number:decimal-places="0" number:min-integer-digits="1"/>
      <number:text>% </number:text>
    </number:percentage-style>
    <number:percentage-style style:name="N85">
      <style:text-properties fo:color="#FF0000"/>
      <number:text>(</number:text>
      <number:number number:decimal-places="0" number:min-integer-digits="1"/>
      <number:text>%)</number:text>
      <style:map style:condition="value()&gt;=0" style:apply-style-name="N85P0"/>
    </number:percentage-style>
    <number:percentage-style style:name="N86P0">
      <number:number number:decimal-places="1" number:min-integer-digits="1"/>
      <number:text>% </number:text>
    </number:percentage-style>
    <number:percentage-style style:name="N86">
      <style:text-properties fo:color="#FF0000"/>
      <number:text>(</number:text>
      <number:number number:decimal-places="1" number:min-integer-digits="1"/>
      <number:text>%)</number:text>
      <style:map style:condition="value()&gt;=0" style:apply-style-name="N86P0"/>
    </number:percentage-style>
    <number:percentage-style style:name="N87P0">
      <number:number number:decimal-places="1" number:min-integer-digits="1"/>
      <number:text>%</number:text>
    </number:percentage-style>
    <number:percentage-style style:name="N87">
      <style:text-properties fo:color="#FF0000"/>
      <number:text>-</number:text>
      <number:number number:decimal-places="1" number:min-integer-digits="1"/>
      <number:text>%</number:text>
      <style:map style:condition="value()&gt;=0" style:apply-style-name="N87P0"/>
    </number:percentage-style>
    <number:number-style style:name="N88">
      <number:number number:decimal-places="0" number:min-integer-digits="11">
        <number:embedded-text number:position="5"> </number:embedded-text>
      </number:number>
    </number:number-style>
    <number:number-style style:name="N89P0">
      <number:number number:decimal-places="0" number:min-integer-digits="4"/>
    </number:number-style>
    <number:number-style style:name="N89">
      <number:number number:min-integer-digits="1"/>
      <style:map style:condition="value()&lt;=9999" style:apply-style-name="N89P0"/>
    </number:number-style>
    <number:number-style style:name="N90P0">
      <number:text>N-</number:text>
      <number:number number:decimal-places="0" number:min-integer-digits="4"/>
    </number:number-style>
    <number:number-style style:name="N90">
      <number:number number:min-integer-digits="1"/>
      <style:map style:condition="value()&lt;=9999" style:apply-style-name="N90P0"/>
    </number:number-style>
    <number:text-style style:name="N91P0"/>
    <number:text-style style:name="N91P1"/>
    <number:text-style style:name="N91P2"/>
    <number:text-style style:name="N91">
      <style:map style:condition="value()&gt;0" style:apply-style-name="N91P0"/>
      <style:map style:condition="value()&lt;0" style:apply-style-name="N91P1"/>
      <style:map style:condition="value()=0" style:apply-style-name="N91P2"/>
    </number:text-style>
    <number:text-style style:name="N92P0"/>
    <number:text-style style:name="N92P1"/>
    <number:text-style style:name="N92">
      <style:map style:condition="value()&gt;0" style:apply-style-name="N92P0"/>
      <style:map style:condition="value()&lt;0" style:apply-style-name="N92P1"/>
    </number:text-style>
    <number:number-style style:name="N93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93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93P0"/>
    </number:number-style>
    <number:number-style style:name="N94P0">
      <number:number number:decimal-places="0" number:min-integer-digits="0" number:grouping="true" number:display-factor="1000">
        <number:embedded-text number:position="0"> </number:embedded-text>
      </number:number>
    </number:number-style>
    <number:number-style style:name="N94">
      <style:text-properties fo:color="#FF0000"/>
      <number:text>(</number:text>
      <number:number number:decimal-places="0" number:min-integer-digits="0" number:grouping="true" number:display-factor="1000">
        <number:embedded-text number:position="0">)</number:embedded-text>
      </number:number>
      <style:map style:condition="value()&gt;=0" style:apply-style-name="N94P0"/>
    </number:number-style>
    <number:number-style style:name="N95P0">
      <number:number number:decimal-places="1" number:min-integer-digits="0" number:grouping="true" number:display-factor="1000"/>
      <number:text> </number:text>
    </number:number-style>
    <number:number-style style:name="N95">
      <style:text-properties fo:color="#FF0000"/>
      <number:text>(</number:text>
      <number:number number:decimal-places="1" number:min-integer-digits="0" number:grouping="true" number:display-factor="1000"/>
      <number:text>)</number:text>
      <style:map style:condition="value()&gt;=0" style:apply-style-name="N95P0"/>
    </number:number-style>
    <number:time-style style:name="N96">
      <number:hours/>
      <number:text>:</number:text>
      <number:minutes number:style="long"/>
      <number:text> </number:text>
      <number:am-pm/>
    </number:time-style>
    <number:time-style style:name="N97" number:truncate-on-overflow="false">
      <number:hours/>
      <number:text>:</number:text>
      <number:minutes number:style="long"/>
    </number:time-style>
    <number:time-style style:name="N98" number:truncate-on-overflow="false">
      <number:hours number:style="long"/>
      <number:text>:</number:text>
      <number:minutes number:style="long"/>
    </number:time-style>
    <number:number-style style:name="N99">
      <number:number number:decimal-places="0" number:min-integer-digits="2"/>
    </number:number-style>
    <number:number-style style:name="N100">
      <number:number number:decimal-places="0" number:min-integer-digits="3"/>
    </number:number-style>
    <number:number-style style:name="N101">
      <number:number number:decimal-places="0" number:min-integer-digits="1" number:grouping="true" number:display-factor="1000"/>
    </number:number-style>
    <number:number-style style:name="N102P0">
      <style:text-properties fo:color="#0000FF"/>
      <number:number number:decimal-places="2" number:min-integer-digits="1" number:grouping="true"/>
    </number:number-style>
    <number:number-style style:name="N102P1">
      <style:text-properties fo:color="#FF0000"/>
      <number:text>-</number:text>
      <number:number number:decimal-places="2" number:min-integer-digits="1" number:grouping="true"/>
    </number:number-style>
    <number:number-style style:name="N102">
      <number:number number:decimal-places="2" number:min-integer-digits="1"/>
      <style:map style:condition="value()&gt;0" style:apply-style-name="N102P0"/>
      <style:map style:condition="value()&lt;0" style:apply-style-name="N102P1"/>
    </number:number-style>
    <number:number-style style:name="N103P0">
      <number:text>kr</number:text>
      <number:number number:decimal-places="0" number:min-integer-digits="1" number:grouping="true" number:display-factor="1000"/>
    </number:number-style>
    <number:number-style style:name="N103">
      <number:text>kr-</number:text>
      <number:number number:decimal-places="0" number:min-integer-digits="1" number:grouping="true" number:display-factor="1000"/>
      <style:map style:condition="value()&gt;=0" style:apply-style-name="N103P0"/>
    </number:number-style>
    <number:number-style style:name="N104P0">
      <style:text-properties fo:color="#0000FF"/>
      <number:text>kr</number:text>
      <number:number number:decimal-places="2" number:min-integer-digits="1" number:grouping="true"/>
    </number:number-style>
    <number:number-style style:name="N104P1">
      <style:text-properties fo:color="#FF0000"/>
      <number:text>kr-</number:text>
      <number:number number:decimal-places="2" number:min-integer-digits="1" number:grouping="true"/>
    </number:number-style>
    <number:number-style style:name="N104">
      <number:number number:decimal-places="2" number:min-integer-digits="1"/>
      <style:map style:condition="value()&gt;0" style:apply-style-name="N104P0"/>
      <style:map style:condition="value()&lt;0" style:apply-style-name="N104P1"/>
    </number:number-style>
    <number:number-style style:name="N105P0">
      <number:text> Ł</number:text>
      <number:number number:decimal-places="0" number:min-integer-digits="1" number:grouping="true">
        <number:embedded-text number:position="0"> </number:embedded-text>
      </number:number>
    </number:number-style>
    <number:number-style style:name="N105P1">
      <number:text>-Ł</number:text>
      <number:number number:decimal-places="0" number:min-integer-digits="1" number:grouping="true">
        <number:embedded-text number:position="0"> </number:embedded-text>
      </number:number>
    </number:number-style>
    <number:text-style style:name="N105P2">
      <number:text> Ł- </number:text>
    </number:text-style>
    <number:text-style style:name="N105">
      <number:text> </number:text>
      <number:text-content/>
      <number:text> </number:text>
      <style:map style:condition="value()&gt;0" style:apply-style-name="N105P0"/>
      <style:map style:condition="value()&lt;0" style:apply-style-name="N105P1"/>
      <style:map style:condition="value()=0" style:apply-style-name="N105P2"/>
    </number:text-style>
    <number:number-style style:name="N106P0">
      <number:text> Ł</number:text>
      <number:number number:decimal-places="2" number:min-integer-digits="1" number:grouping="true"/>
      <number:text> </number:text>
    </number:number-style>
    <number:number-style style:name="N106P1">
      <number:text>-Ł</number:text>
      <number:number number:decimal-places="2" number:min-integer-digits="1" number:grouping="true"/>
      <number:text> </number:text>
    </number:number-style>
    <number:number-style style:name="N106P2">
      <number:text> Ł-</number:text>
      <number:number number:decimal-places="0" number:min-integer-digits="2">
        <number:embedded-text number:position="0"> </number:embedded-text>
      </number:number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">
      <number:number number:decimal-places="0" number:min-integer-digits="1">
        <number:embedded-text number:position="0"> </number:embedded-text>
      </number:number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2" style:display-name="&#10;JournalTemplate=C:\COMFO\CTALK\JOURSTD.TPL&#10;LbStateAddress=3 3 0 251 1 89 2 311&#10;LbStateJou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10_JournalTemplate_61_C_58__92_COMFO_92_CTALK_92_JOURSTD.TPL_10_LbStateAddress_61_3_32_3_32_0_32_251_32_1_32_89_32_2_32_311_10_LbStateJou_32_3" style:display-name="&#10;JournalTemplate=C:\COMFO\CTALK\JOURSTD.TPL&#10;LbStateAddress=3 3 0 251 1 89 2 311&#10;LbStateJou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37__32_2_32_2" style:display-name="%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37__32_3" style:display-name="% 3" style:family="table-cell" style:data-style-name="N0">
      <style:table-cell-properties style:vertical-align="automatic" fo:background-color="transparent"/>
    </style:style>
    <style:style style:name="_37__32_4" style:display-name="% 4" style:family="table-cell" style:data-style-name="N0">
      <style:table-cell-properties style:vertical-align="automatic" fo:background-color="transparent"/>
    </style:style>
    <style:style style:name="_37__Apr_32_12_32_template_32_v1" style:display-name="%_Apr 12 template v1" style:family="table-cell" style:data-style-name="N0">
      <style:table-cell-properties style:vertical-align="automatic" fo:background-color="transparent"/>
    </style:style>
    <style:style style:name="_37__Checking_32_file" style:display-name="%_Checking file" style:family="table-cell" style:data-style-name="N0">
      <style:table-cell-properties style:vertical-align="automatic" fo:background-color="transparent"/>
    </style:style>
    <style:style style:name="_PERSONAL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PERSONAL_1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_168__160_L_338_B" style:display-name="¨ LŒB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72__181_rka" style:display-name="¬µrk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_49__32_000_32_K_63__0f83zm4yytAvDZPSbNxjaUl2F" style:display-name="1 000 K?_0f83zm4yytAvDZPSbNxjaUl2F" style:family="table-cell" style:data-style-name="N39"/>
    <style:style style:name="_49__32_000_32_Kc_CTD" style:display-name="1 000 Kc_CTD" style:family="table-cell" style:data-style-name="N40"/>
    <style:style style:name="_50_0_37__32_-_32_Accent1_32_2" style:display-name="20% - Accent1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" style:display-name="2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" style:display-name="2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2_32_2" style:display-name="2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2_32_3" style:display-name="2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" style:display-name="20% - Accent1 2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3_32_2" style:display-name="20% - Accent1 2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2_32_4" style:display-name="20% - Accent1 2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" style:display-name="20% - Accent1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" style:display-name="2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" style:display-name="2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2_32_2" style:display-name="2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2_32_3" style:display-name="2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" style:display-name="20% - Accent1 3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3_32_2" style:display-name="20% - Accent1 3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3_32_4" style:display-name="20% - Accent1 3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" style:display-name="20% - Accent1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" style:display-name="2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" style:display-name="2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2_32_2" style:display-name="2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2_32_3" style:display-name="2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" style:display-name="20% - Accent1 4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3_32_2" style:display-name="20% - Accent1 4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4_32_4" style:display-name="20% - Accent1 4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" style:display-name="20% - Accent1 5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" style:display-name="2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" style:display-name="2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2_32_2" style:display-name="2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2_32_3" style:display-name="2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" style:display-name="20% - Accent1 5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3_32_2" style:display-name="20% - Accent1 5 3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5_32_4" style:display-name="20% - Accent1 5 4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" style:display-name="20% - Accent1 6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" style:display-name="20% - Accent1 6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2_32_2" style:display-name="20% - Accent1 6 2 2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1_32_6_32_3" style:display-name="20% - Accent1 6 3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" style:display-name="20% - Accent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" style:display-name="20% - Accent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" style:display-name="20% - Accent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2_32_2" style:display-name="20% - Accent2 2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2_32_3" style:display-name="20% - Accent2 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" style:display-name="20% - Accent2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3_32_2" style:display-name="20% - Accent2 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2_32_4" style:display-name="20% - Accent2 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" style:display-name="20% - Accent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" style:display-name="20% - Accent2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" style:display-name="20% - Accent2 3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2_32_2" style:display-name="20% - Accent2 3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2_32_3" style:display-name="20% - Accent2 3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" style:display-name="20% - Accent2 3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3_32_2" style:display-name="20% - Accent2 3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3_32_4" style:display-name="20% - Accent2 3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" style:display-name="20% - Accent2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" style:display-name="20% - Accent2 4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" style:display-name="20% - Accent2 4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2_32_2" style:display-name="20% - Accent2 4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2_32_3" style:display-name="20% - Accent2 4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" style:display-name="20% - Accent2 4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3_32_2" style:display-name="20% - Accent2 4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4_32_4" style:display-name="20% - Accent2 4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" style:display-name="20% - Accent2 5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" style:display-name="20% - Accent2 5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" style:display-name="20% - Accent2 5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2_32_2" style:display-name="20% - Accent2 5 2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2_32_3" style:display-name="20% - Accent2 5 2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" style:display-name="20% - Accent2 5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3_32_2" style:display-name="20% - Accent2 5 3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5_32_4" style:display-name="20% - Accent2 5 4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" style:display-name="20% - Accent2 6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" style:display-name="20% - Accent2 6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2_32_2" style:display-name="20% - Accent2 6 2 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_32_6_32_3" style:display-name="20% - Accent2 6 3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" style:display-name="20% - Accent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" style:display-name="20% - Accent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" style:display-name="20% - Accent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2_32_2" style:display-name="20% - Accent3 2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2_32_3" style:display-name="20% - Accent3 2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" style:display-name="20% - Accent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3_32_2" style:display-name="20% - Accent3 2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2_32_4" style:display-name="20% - Accent3 2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" style:display-name="20% - Accent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" style:display-name="20% - Accent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" style:display-name="20% - Accent3 3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2_32_2" style:display-name="20% - Accent3 3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2_32_3" style:display-name="20% - Accent3 3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" style:display-name="20% - Accent3 3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3_32_2" style:display-name="20% - Accent3 3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3_32_4" style:display-name="20% - Accent3 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" style:display-name="20% - Accent3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" style:display-name="20% - Accent3 4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" style:display-name="20% - Accent3 4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2_32_2" style:display-name="20% - Accent3 4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2_32_3" style:display-name="20% - Accent3 4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" style:display-name="20% - Accent3 4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3_32_2" style:display-name="20% - Accent3 4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4_32_4" style:display-name="20% - Accent3 4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" style:display-name="20% - Accent3 5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" style:display-name="20% - Accent3 5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" style:display-name="20% - Accent3 5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2_32_2" style:display-name="20% - Accent3 5 2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2_32_3" style:display-name="20% - Accent3 5 2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" style:display-name="20% - Accent3 5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3_32_2" style:display-name="20% - Accent3 5 3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5_32_4" style:display-name="20% - Accent3 5 4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" style:display-name="20% - Accent3 6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" style:display-name="20% - Accent3 6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2_32_2" style:display-name="20% - Accent3 6 2 2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_32_6_32_3" style:display-name="20% - Accent3 6 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" style:display-name="20% - Accent4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" style:display-name="2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" style:display-name="2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2_32_2" style:display-name="2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2_32_3" style:display-name="2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" style:display-name="20% - Accent4 2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3_32_2" style:display-name="20% - Accent4 2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2_32_4" style:display-name="20% - Accent4 2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" style:display-name="20% - Accent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" style:display-name="2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" style:display-name="2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2_32_2" style:display-name="2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2_32_3" style:display-name="2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" style:display-name="20% - Accent4 3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3_32_2" style:display-name="20% - Accent4 3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3_32_4" style:display-name="20% - Accent4 3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" style:display-name="20% - Accent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" style:display-name="2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" style:display-name="2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2_32_2" style:display-name="2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2_32_3" style:display-name="2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" style:display-name="20% - Accent4 4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3_32_2" style:display-name="20% - Accent4 4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4_32_4" style:display-name="20% - Accent4 4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" style:display-name="20% - Accent4 5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" style:display-name="2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" style:display-name="2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2_32_2" style:display-name="2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2_32_3" style:display-name="2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" style:display-name="20% - Accent4 5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3_32_2" style:display-name="20% - Accent4 5 3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5_32_4" style:display-name="20% - Accent4 5 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" style:display-name="20% - Accent4 6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" style:display-name="20% - Accent4 6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2_32_2" style:display-name="20% - Accent4 6 2 2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_32_6_32_3" style:display-name="20% - Accent4 6 3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" style:display-name="20% - Accent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" style:display-name="20% - Accent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" style:display-name="20% - Accent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2_32_2" style:display-name="20% - Accent5 2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2_32_3" style:display-name="20% - Accent5 2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" style:display-name="20% - Accent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3_32_2" style:display-name="20% - Accent5 2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2_32_4" style:display-name="20% - Accent5 2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" style:display-name="20% - Accent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" style:display-name="20% - Accent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" style:display-name="20% - Accent5 3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2_32_2" style:display-name="20% - Accent5 3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2_32_3" style:display-name="20% - Accent5 3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" style:display-name="20% - Accent5 3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3_32_2" style:display-name="20% - Accent5 3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3_32_4" style:display-name="20% - Accent5 3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" style:display-name="20% - Accent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" style:display-name="20% - Accent5 4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" style:display-name="20% - Accent5 4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2_32_2" style:display-name="20% - Accent5 4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2_32_3" style:display-name="20% - Accent5 4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" style:display-name="20% - Accent5 4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3_32_2" style:display-name="20% - Accent5 4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4_32_4" style:display-name="20% - Accent5 4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" style:display-name="20% - Accent5 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" style:display-name="20% - Accent5 5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" style:display-name="20% - Accent5 5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2_32_2" style:display-name="20% - Accent5 5 2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2_32_3" style:display-name="20% - Accent5 5 2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" style:display-name="20% - Accent5 5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3_32_2" style:display-name="20% - Accent5 5 3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5_32_4" style:display-name="20% - Accent5 5 4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" style:display-name="20% - Accent5 6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" style:display-name="20% - Accent5 6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2_32_2" style:display-name="20% - Accent5 6 2 2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_32_6_32_3" style:display-name="20% - Accent5 6 3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" style:display-name="20% - Accent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" style:display-name="20% - Accent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" style:display-name="20% - Accent6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2_32_2" style:display-name="20% - Accent6 2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2_32_3" style:display-name="20% - Accent6 2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" style:display-name="20% - Accent6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3_32_2" style:display-name="20% - Accent6 2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2_32_4" style:display-name="20% - Accent6 2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" style:display-name="20% - Accent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" style:display-name="20% - Accent6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" style:display-name="20% - Accent6 3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2_32_2" style:display-name="20% - Accent6 3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2_32_3" style:display-name="20% - Accent6 3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" style:display-name="20% - Accent6 3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3_32_2" style:display-name="20% - Accent6 3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3_32_4" style:display-name="20% - Accent6 3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" style:display-name="20% - Accent6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" style:display-name="20% - Accent6 4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" style:display-name="20% - Accent6 4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2_32_2" style:display-name="20% - Accent6 4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2_32_3" style:display-name="20% - Accent6 4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" style:display-name="20% - Accent6 4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3_32_2" style:display-name="20% - Accent6 4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4_32_4" style:display-name="20% - Accent6 4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" style:display-name="20% - Accent6 5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" style:display-name="20% - Accent6 5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" style:display-name="20% - Accent6 5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2_32_2" style:display-name="20% - Accent6 5 2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2_32_3" style:display-name="20% - Accent6 5 2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" style:display-name="20% - Accent6 5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3_32_2" style:display-name="20% - Accent6 5 3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5_32_4" style:display-name="20% - Accent6 5 4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" style:display-name="20% - Accent6 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" style:display-name="20% - Accent6 6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2_32_2" style:display-name="20% - Accent6 6 2 2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_32_6_32_3" style:display-name="20% - Accent6 6 3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" style:display-name="40% - Accent1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" style:display-name="40% - Accent1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" style:display-name="40% - Accent1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2_32_2" style:display-name="40% - Accent1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2_32_3" style:display-name="40% - Accent1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" style:display-name="40% - Accent1 2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3_32_2" style:display-name="40% - Accent1 2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2_32_4" style:display-name="40% - Accent1 2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" style:display-name="40% - Accent1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" style:display-name="40% - Accent1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" style:display-name="40% - Accent1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2_32_2" style:display-name="40% - Accent1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2_32_3" style:display-name="40% - Accent1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" style:display-name="40% - Accent1 3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3_32_2" style:display-name="40% - Accent1 3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3_32_4" style:display-name="40% - Accent1 3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" style:display-name="40% - Accent1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" style:display-name="40% - Accent1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" style:display-name="40% - Accent1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2_32_2" style:display-name="40% - Accent1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2_32_3" style:display-name="40% - Accent1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" style:display-name="40% - Accent1 4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3_32_2" style:display-name="40% - Accent1 4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4_32_4" style:display-name="40% - Accent1 4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" style:display-name="40% - Accent1 5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" style:display-name="40% - Accent1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" style:display-name="40% - Accent1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2_32_2" style:display-name="40% - Accent1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2_32_3" style:display-name="40% - Accent1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" style:display-name="40% - Accent1 5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3_32_2" style:display-name="40% - Accent1 5 3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5_32_4" style:display-name="40% - Accent1 5 4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" style:display-name="40% - Accent1 6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" style:display-name="40% - Accent1 6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2_32_2" style:display-name="40% - Accent1 6 2 2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_32_6_32_3" style:display-name="40% - Accent1 6 3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" style:display-name="40% - Accent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" style:display-name="40% - Accent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" style:display-name="40% - Accent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2_32_2" style:display-name="40% - Accent2 2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2_32_3" style:display-name="40% - Accent2 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" style:display-name="40% - Accent2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3_32_2" style:display-name="40% - Accent2 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2_32_4" style:display-name="40% - Accent2 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" style:display-name="40% - Accent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" style:display-name="40% - Accent2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" style:display-name="40% - Accent2 3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2_32_2" style:display-name="40% - Accent2 3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2_32_3" style:display-name="40% - Accent2 3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" style:display-name="40% - Accent2 3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3_32_2" style:display-name="40% - Accent2 3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3_32_4" style:display-name="40% - Accent2 3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" style:display-name="40% - Accent2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" style:display-name="40% - Accent2 4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" style:display-name="40% - Accent2 4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2_32_2" style:display-name="40% - Accent2 4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2_32_3" style:display-name="40% - Accent2 4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" style:display-name="40% - Accent2 4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3_32_2" style:display-name="40% - Accent2 4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4_32_4" style:display-name="40% - Accent2 4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" style:display-name="40% - Accent2 5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" style:display-name="40% - Accent2 5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" style:display-name="40% - Accent2 5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2_32_2" style:display-name="40% - Accent2 5 2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2_32_3" style:display-name="40% - Accent2 5 2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" style:display-name="40% - Accent2 5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3_32_2" style:display-name="40% - Accent2 5 3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5_32_4" style:display-name="40% - Accent2 5 4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" style:display-name="40% - Accent2 6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" style:display-name="40% - Accent2 6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2_32_2" style:display-name="40% - Accent2 6 2 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_32_6_32_3" style:display-name="40% - Accent2 6 3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" style:display-name="40% - Accent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" style:display-name="40% - Accent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" style:display-name="40% - Accent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2_32_2" style:display-name="40% - Accent3 2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2_32_3" style:display-name="40% - Accent3 2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" style:display-name="40% - Accent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3_32_2" style:display-name="40% - Accent3 2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2_32_4" style:display-name="40% - Accent3 2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" style:display-name="40% - Accent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" style:display-name="40% - Accent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" style:display-name="40% - Accent3 3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2_32_2" style:display-name="40% - Accent3 3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2_32_3" style:display-name="40% - Accent3 3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" style:display-name="40% - Accent3 3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3_32_2" style:display-name="40% - Accent3 3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3_32_4" style:display-name="40% - Accent3 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" style:display-name="40% - Accent3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" style:display-name="40% - Accent3 4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" style:display-name="40% - Accent3 4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2_32_2" style:display-name="40% - Accent3 4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2_32_3" style:display-name="40% - Accent3 4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" style:display-name="40% - Accent3 4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3_32_2" style:display-name="40% - Accent3 4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4_32_4" style:display-name="40% - Accent3 4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" style:display-name="40% - Accent3 5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" style:display-name="40% - Accent3 5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" style:display-name="40% - Accent3 5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2_32_2" style:display-name="40% - Accent3 5 2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2_32_3" style:display-name="40% - Accent3 5 2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" style:display-name="40% - Accent3 5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3_32_2" style:display-name="40% - Accent3 5 3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5_32_4" style:display-name="40% - Accent3 5 4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" style:display-name="40% - Accent3 6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" style:display-name="40% - Accent3 6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2_32_2" style:display-name="40% - Accent3 6 2 2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_32_6_32_3" style:display-name="40% - Accent3 6 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" style:display-name="40% - Accent4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" style:display-name="40% - Accent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" style:display-name="40% - Accent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2_32_2" style:display-name="40% - Accent4 2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2_32_3" style:display-name="40% - Accent4 2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" style:display-name="40% - Accent4 2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3_32_2" style:display-name="40% - Accent4 2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2_32_4" style:display-name="40% - Accent4 2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" style:display-name="40% - Accent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" style:display-name="40% - Accent4 3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" style:display-name="40% - Accent4 3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2_32_2" style:display-name="40% - Accent4 3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2_32_3" style:display-name="40% - Accent4 3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" style:display-name="40% - Accent4 3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3_32_2" style:display-name="40% - Accent4 3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3_32_4" style:display-name="40% - Accent4 3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" style:display-name="40% - Accent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" style:display-name="40% - Accent4 4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" style:display-name="40% - Accent4 4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2_32_2" style:display-name="40% - Accent4 4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2_32_3" style:display-name="40% - Accent4 4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" style:display-name="40% - Accent4 4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3_32_2" style:display-name="40% - Accent4 4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4_32_4" style:display-name="40% - Accent4 4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" style:display-name="40% - Accent4 5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" style:display-name="40% - Accent4 5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" style:display-name="40% - Accent4 5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2_32_2" style:display-name="40% - Accent4 5 2 2 2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2_32_3" style:display-name="40% - Accent4 5 2 3" style:family="table-cell" style:data-style-name="N0">
      <style:table-cell-properties fo:background-color="#C0C0C0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" style:display-name="40% - Accent4 5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3_32_2" style:display-name="40% - Accent4 5 3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5_32_4" style:display-name="40% - Accent4 5 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" style:display-name="40% - Accent4 6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" style:display-name="40% - Accent4 6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2_32_2" style:display-name="40% - Accent4 6 2 2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_32_6_32_3" style:display-name="40% - Accent4 6 3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" style:display-name="40% - Accent5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" style:display-name="40% - Accent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" style:display-name="40% - Accent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2_32_2" style:display-name="40% - Accent5 2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2_32_3" style:display-name="40% - Accent5 2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" style:display-name="40% - Accent5 2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3_32_2" style:display-name="40% - Accent5 2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2_32_4" style:display-name="40% - Accent5 2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" style:display-name="40% - Accent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" style:display-name="40% - Accent5 3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" style:display-name="40% - Accent5 3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2_32_2" style:display-name="40% - Accent5 3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2_32_3" style:display-name="40% - Accent5 3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" style:display-name="40% - Accent5 3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3_32_2" style:display-name="40% - Accent5 3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3_32_4" style:display-name="40% - Accent5 3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" style:display-name="40% - Accent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" style:display-name="40% - Accent5 4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" style:display-name="40% - Accent5 4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2_32_2" style:display-name="40% - Accent5 4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2_32_3" style:display-name="40% - Accent5 4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" style:display-name="40% - Accent5 4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3_32_2" style:display-name="40% - Accent5 4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4_32_4" style:display-name="40% - Accent5 4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" style:display-name="40% - Accent5 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" style:display-name="40% - Accent5 5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" style:display-name="40% - Accent5 5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2_32_2" style:display-name="40% - Accent5 5 2 2 2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2_32_3" style:display-name="40% - Accent5 5 2 3" style:family="table-cell" style:data-style-name="N0">
      <style:table-cell-properties fo:background-color="#99CCFF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" style:display-name="40% - Accent5 5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3_32_2" style:display-name="40% - Accent5 5 3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5_32_4" style:display-name="40% - Accent5 5 4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" style:display-name="40% - Accent5 6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" style:display-name="40% - Accent5 6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2_32_2" style:display-name="40% - Accent5 6 2 2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_32_6_32_3" style:display-name="40% - Accent5 6 3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" style:display-name="40% - Accent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" style:display-name="40% - Accent6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" style:display-name="40% - Accent6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2_32_2" style:display-name="40% - Accent6 2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2_32_3" style:display-name="40% - Accent6 2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" style:display-name="40% - Accent6 2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3_32_2" style:display-name="40% - Accent6 2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2_32_4" style:display-name="40% - Accent6 2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" style:display-name="40% - Accent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" style:display-name="40% - Accent6 3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" style:display-name="40% - Accent6 3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2_32_2" style:display-name="40% - Accent6 3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2_32_3" style:display-name="40% - Accent6 3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" style:display-name="40% - Accent6 3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3_32_2" style:display-name="40% - Accent6 3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3_32_4" style:display-name="40% - Accent6 3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" style:display-name="40% - Accent6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" style:display-name="40% - Accent6 4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" style:display-name="40% - Accent6 4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2_32_2" style:display-name="40% - Accent6 4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2_32_3" style:display-name="40% - Accent6 4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" style:display-name="40% - Accent6 4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3_32_2" style:display-name="40% - Accent6 4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4_32_4" style:display-name="40% - Accent6 4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" style:display-name="40% - Accent6 5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" style:display-name="40% - Accent6 5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" style:display-name="40% - Accent6 5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2_32_2" style:display-name="40% - Accent6 5 2 2 2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2_32_3" style:display-name="40% - Accent6 5 2 3" style:family="table-cell" style:data-style-name="N0">
      <style:table-cell-properties fo:background-color="#FFFF9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" style:display-name="40% - Accent6 5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3_32_2" style:display-name="40% - Accent6 5 3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5_32_4" style:display-name="40% - Accent6 5 4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" style:display-name="40% - Accent6 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" style:display-name="40% - Accent6 6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2_32_2" style:display-name="40% - Accent6 6 2 2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_32_6_32_3" style:display-name="40% - Accent6 6 3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_32_2" style:display-name="60% - Accent1 2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2_32_2" style:display-name="60% - 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" style:display-name="60% - Accent1 3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3_32_2" style:display-name="60% - 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" style:display-name="60% - Accent1 4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4_32_2" style:display-name="60% - 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" style:display-name="60% - Accent1 5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5_32_2" style:display-name="60% - 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1_32_6" style:display-name="60% - Accent1 6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" style:display-name="60% - Accent2 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2_32_2" style:display-name="60% - Accent2 2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" style:display-name="60% - Accent2 3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3_32_2" style:display-name="60% - Accent2 3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" style:display-name="60% - Accent2 4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4_32_2" style:display-name="60% - Accent2 4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" style:display-name="60% - Accent2 5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5_32_2" style:display-name="60% - Accent2 5 2" style:family="table-cell" style:data-style-name="N0">
      <style:table-cell-properties fo:background-color="#FF808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2_32_6" style:display-name="60% - Accent2 6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" style:display-name="60% - Accent3 2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2_32_2" style:display-name="60% - Accent3 2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" style:display-name="60% - Accent3 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3_32_2" style:display-name="60% - Accent3 3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" style:display-name="60% - Accent3 4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4_32_2" style:display-name="60% - Accent3 4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" style:display-name="60% - Accent3 5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5_32_2" style:display-name="60% - Accent3 5 2" style:family="table-cell" style:data-style-name="N0">
      <style:table-cell-properties fo:background-color="#FFFF99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3_32_6" style:display-name="60% - Accent3 6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" style:display-name="60% - Accent4 2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2_32_2" style:display-name="60% - Accent4 2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" style:display-name="60% - Accent4 3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3_32_2" style:display-name="60% - Accent4 3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" style:display-name="60% - Accent4 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4_32_2" style:display-name="60% - Accent4 4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" style:display-name="60% - Accent4 5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5_32_2" style:display-name="60% - Accent4 5 2" style:family="table-cell" style:data-style-name="N0">
      <style:table-cell-properties fo:background-color="#C0C0C0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4_32_6" style:display-name="60% - Accent4 6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" style:display-name="60% - Accent5 2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2_32_2" style:display-name="60% - Accent5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" style:display-name="60% - Accent5 3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3_32_2" style:display-name="60% - Accent5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" style:display-name="60% - Accent5 4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4_32_2" style:display-name="60% - Accent5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" style:display-name="60% - Accent5 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5_32_2" style:display-name="60% - Accent5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5_32_6" style:display-name="60% - Accent5 6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" style:display-name="60% - Accent6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2_32_2" style:display-name="60% - Accent6 2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" style:display-name="60% - Accent6 3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3_32_2" style:display-name="60% - Accent6 3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" style:display-name="60% - Accent6 4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4_32_2" style:display-name="60% - Accent6 4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" style:display-name="60% - Accent6 5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5_32_2" style:display-name="60% - Accent6 5 2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Accent6_32_6" style:display-name="60% - Accent6 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" style:display-name="Accent1 2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2_32_2" style:display-name="Accent1 2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" style:display-name="Accent1 3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3_32_2" style:display-name="Accent1 3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" style:display-name="Accent1 4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4_32_2" style:display-name="Accent1 4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" style:display-name="Accent1 5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5_32_2" style:display-name="Accent1 5 2" style:family="table-cell" style:data-style-name="N0">
      <style:table-cell-properties fo:background-color="#33CCCC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1_32_6" style:display-name="Accent1 6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" style:display-name="Accent2 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2_32_2" style:display-name="Accent2 2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" style:display-name="Accent2 3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3_32_2" style:display-name="Accent2 3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" style:display-name="Accent2 4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4_32_2" style:display-name="Accent2 4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" style:display-name="Accent2 5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5_32_2" style:display-name="Accent2 5 2" style:family="table-cell" style:data-style-name="N0">
      <style:table-cell-properties fo:background-color="#FF00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_32_6" style:display-name="Accent2 6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" style:display-name="Accent3 2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2_32_2" style:display-name="Accent3 2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" style:display-name="Accent3 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3_32_2" style:display-name="Accent3 3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" style:display-name="Accent3 4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4_32_2" style:display-name="Accent3 4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" style:display-name="Accent3 5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5_32_2" style:display-name="Accent3 5 2" style:family="table-cell" style:data-style-name="N0">
      <style:table-cell-properties fo:background-color="#33996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_32_6" style:display-name="Accent3 6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" style:display-name="Accent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2_32_2" style:display-name="Accent4 2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" style:display-name="Accent4 3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3_32_2" style:display-name="Accent4 3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" style:display-name="Accent4 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4_32_2" style:display-name="Accent4 4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" style:display-name="Accent4 5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5_32_2" style:display-name="Accent4 5 2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_32_6" style:display-name="Accent4 6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" style:display-name="Accent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2_32_2" style:display-name="Accent5 2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" style:display-name="Accent5 3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3_32_2" style:display-name="Accent5 3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" style:display-name="Accent5 4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4_32_2" style:display-name="Accent5 4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" style:display-name="Accent5 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5_32_2" style:display-name="Accent5 5 2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_32_6" style:display-name="Accent5 6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" style:display-name="Accent6 2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2_32_2" style:display-name="Accent6 2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" style:display-name="Accent6 3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3_32_2" style:display-name="Accent6 3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" style:display-name="Accent6 4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4_32_2" style:display-name="Accent6 4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" style:display-name="Accent6 5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5_32_2" style:display-name="Accent6 5 2" style:family="table-cell" style:data-style-name="N0">
      <style:table-cell-properties fo:background-color="#FF6600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_32_6" style:display-name="Accent6 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_38_W" style:display-name="B&amp;W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/>
    </style:style>
    <style:style style:name="B_38_Wbold" style:display-name="B&amp;Wbold" style:family="table-cell" style:data-style-name="N2">
      <style:table-cell-properties style:vertical-align="middle" fo:background-color="#000000"/>
      <style:text-properties fo:color="#FFFFFF" style:font-name="Gill Sans MT" style:font-name-asian="Gill Sans MT" style:font-name-complex="Gill Sans MT" fo:font-size="10pt" style:font-size-asian="10pt" style:font-size-complex="10pt" fo:font-weight="bold" style:font-weight-asian="bold" style:font-weight-complex="bold"/>
    </style:style>
    <style:style style:name="Bad_32_2" style:display-name="Bad 2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2_32_2" style:display-name="Bad 2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" style:display-name="Bad 3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3_32_2" style:display-name="Bad 3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" style:display-name="Bad 4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4_32_2" style:display-name="Bad 4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" style:display-name="Bad 5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5_32_2" style:display-name="Bad 5 2" style:family="table-cell" style:data-style-name="N0">
      <style:table-cell-properties fo:background-color="#FF99CC"/>
      <style:text-properties fo:color="#9C0006" style:font-name="Calibri" style:font-name-asian="Calibri" style:font-name-complex="Calibri" fo:font-size="11pt" style:font-size-asian="11pt" style:font-size-complex="11pt"/>
    </style:style>
    <style:style style:name="Bad_32_6" style:display-name="Bad 6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Bold_32_11" style:display-name="Bold 11" style:family="table-cell" style:data-style-name="N41">
      <style:text-properties fo:font-size="11pt" style:font-size-asian="11pt" style:font-size-complex="11pt" fo:font-weight="bold" style:font-weight-asian="bold" style:font-weight-complex="bold"/>
    </style:style>
    <style:style style:name="Border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order_32_2" style:display-name="Border 2" style:family="table-cell" style:data-style-name="N42">
      <style:table-cell-properties fo:border-top="thin solid #000000" fo:border-bottom="none" fo:border-left="none" fo:border-right="none" fo:background-color="transparent"/>
      <style:text-properties style:font-name="MS Sans Serif" style:font-name-asian="MS Sans Serif" style:font-name-complex="MS Sans Serif" fo:font-size="10pt" style:font-size-asian="10pt" style:font-size-complex="10pt" fo:font-weight="bold" style:font-weight-asian="bold" style:font-weight-complex="bold"/>
    </style:style>
    <style:style style:name="Brand_32_Default" style:display-name="Brand Default" style:family="table-cell" style:data-style-name="N43">
      <style:table-cell-properties fo:background-color="transparent"/>
      <style:text-properties fo:font-size="9pt" style:font-size-asian="9pt" style:font-size-complex="9pt"/>
    </style:style>
    <style:style style:name="Calc" style:family="table-cell" style:data-style-name="N0">
      <style:table-cell-properties fo:border="thin dashed #333333" style:vertical-align="middle" fo:background-color="#CCFFFF"/>
      <style:text-properties fo:font-size="10pt" style:font-size-asian="10pt" style:font-size-complex="10pt"/>
    </style:style>
    <style:style style:name="Calc_32_-_32_Blue" style:display-name="Calc - Blue" style:family="table-cell" style:data-style-name="N46">
      <style:table-cell-properties fo:border="thin dashed #333333" style:vertical-align="middle" fo:background-color="#FFFFCC"/>
      <style:text-properties fo:font-size="10pt" style:font-size-asian="10pt" style:font-size-complex="10pt"/>
    </style:style>
    <style:style style:name="Calc_32_-_32_Feed" style:display-name="Calc - Feed" style:family="table-cell" style:data-style-name="N1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en" style:display-name="Calc - Green" style:family="table-cell" style:data-style-name="N47">
      <style:table-cell-properties fo:border="thin dashed #333333" style:vertical-align="middle" fo:background-color="#660066"/>
      <style:text-properties fo:font-size="10pt" style:font-size-asian="10pt" style:font-size-complex="10pt"/>
    </style:style>
    <style:style style:name="Calc_32_-_32_Grey" style:display-name="Calc - Grey" style:family="table-cell" style:data-style-name="N47">
      <style:table-cell-properties fo:border="thin dashed #333333" style:vertical-align="middle" fo:background-color="#C0C0C0"/>
      <style:text-properties fo:font-size="10pt" style:font-size-asian="10pt" style:font-size-complex="10pt"/>
    </style:style>
    <style:style style:name="Calc_32_-_32_White" style:display-name="Calc - White" style:family="table-cell" style:data-style-name="N3">
      <style:table-cell-properties fo:border="thin dashed #333333" style:vertical-align="middle" fo:background-color="transparent"/>
      <style:text-properties fo:font-size="10pt" style:font-size-asian="10pt" style:font-size-complex="10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2_32_2" style:display-name="Calculation 2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" style:display-name="Calculation 3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3_32_2" style:display-name="Calculation 3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" style:display-name="Calculation 4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4_32_2" style:display-name="Calculation 4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" style:display-name="Calculation 5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5_32_2" style:display-name="Calculation 5 2" style:family="table-cell" style:data-style-name="N0">
      <style:table-cell-properties fo:border="thin solid #7F7F7F" fo:background-color="#F2F2F2"/>
      <style:text-properties fo:color="#FF99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lculation_32_6" style:display-name="Calculation 6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4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_225_rky_32__91_0_93__CTD" style:display-name="cárky [0]_CTD" style:family="table-cell" style:data-style-name="N44"/>
    <style:style style:name="c_225_rky_CTD" style:display-name="cárky_CTD" style:family="table-cell" style:data-style-name="N45"/>
    <style:style style:name="Celkem" style:family="table-cell" style:data-style-name="N0">
      <style:table-cell-properties fo:border-top="thin solid #000000" fo:border-bottom="thin double #000000" fo:border-left="none" fo:border-right="none"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cf1" style:family="table-cell" style:data-style-name="N0">
      <style:table-cell-properties fo:background-color="#FF0000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2_32_2" style:display-name="Check Cell 2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" style:display-name="Check Cell 3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3_32_2" style:display-name="Check Cell 3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" style:display-name="Check Cell 4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4_32_2" style:display-name="Check Cell 4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" style:display-name="Check Cell 5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5_32_2" style:display-name="Check Cell 5 2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heck_32_Cell_32_6" style:display-name="Check Cell 6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_268__237_slo__35__32__35__35_0" style:display-name="Číslo_# ##0" style:family="table-cell" style:data-style-name="N38"/>
    <style:style style:name="ColHead" style:family="table-cell" style:data-style-name="N50">
      <style:text-properties fo:color="#33330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Color_Anna" style:family="table-cell" style:data-style-name="N38">
      <style:table-cell-properties fo:background-color="#99CCFF"/>
    </style:style>
    <style:style style:name="Comma_32_10" style:display-name="Comma 10" style:family="table-cell" style:data-style-name="N51"/>
    <style:style style:name="Comma_32_10_32_2" style:display-name="Comma 10 2" style:family="table-cell" style:data-style-name="N51"/>
    <style:style style:name="Comma_32_10_32_2_32_2" style:display-name="Comma 10 2 2" style:family="table-cell" style:data-style-name="N51"/>
    <style:style style:name="Comma_32_10_32_2_32_3" style:display-name="Comma 10 2 3" style:family="table-cell" style:data-style-name="N51"/>
    <style:style style:name="Comma_32_10_32_3" style:display-name="Comma 10 3" style:family="table-cell" style:data-style-name="N51"/>
    <style:style style:name="Comma_32_11" style:display-name="Comma 11" style:family="table-cell" style:data-style-name="N51"/>
    <style:style style:name="Comma_32_11_32_2" style:display-name="Comma 11 2" style:family="table-cell" style:data-style-name="N51"/>
    <style:style style:name="Comma_32_12" style:display-name="Comma 12" style:family="table-cell" style:data-style-name="N51"/>
    <style:style style:name="Comma_32_13" style:display-name="Comma 13" style:family="table-cell" style:data-style-name="N51"/>
    <style:style style:name="Comma_32_2" style:display-name="Comma 2" style:family="table-cell" style:data-style-name="N51"/>
    <style:style style:name="Comma_32_2_32_2" style:display-name="Comma 2 2" style:family="table-cell" style:data-style-name="N51"/>
    <style:style style:name="Comma_32_2_32_2_32_2" style:display-name="Comma 2 2 2" style:family="table-cell" style:data-style-name="N51"/>
    <style:style style:name="Comma_32_2_32_2_32_2_32_2" style:display-name="Comma 2 2 2 2" style:family="table-cell" style:data-style-name="N51"/>
    <style:style style:name="Comma_32_2_32_2_32_3" style:display-name="Comma 2 2 3" style:family="table-cell" style:data-style-name="N51"/>
    <style:style style:name="Comma_32_2_32_2_32_4" style:display-name="Comma 2 2 4" style:family="table-cell" style:data-style-name="N51"/>
    <style:style style:name="Comma_32_2_32_2_32_4_32_2" style:display-name="Comma 2 2 4 2" style:family="table-cell" style:data-style-name="N51"/>
    <style:style style:name="Comma_32_2_32_2_32_5" style:display-name="Comma 2 2 5" style:family="table-cell" style:data-style-name="N51"/>
    <style:style style:name="Comma_32_2_32_3" style:display-name="Comma 2 3" style:family="table-cell" style:data-style-name="N51"/>
    <style:style style:name="Comma_32_2_32_4" style:display-name="Comma 2 4" style:family="table-cell" style:data-style-name="N51"/>
    <style:style style:name="Comma_32_2_32_5" style:display-name="Comma 2 5" style:family="table-cell" style:data-style-name="N51"/>
    <style:style style:name="Comma_32_2_32_6" style:display-name="Comma 2 6" style:family="table-cell" style:data-style-name="N51"/>
    <style:style style:name="Comma_32_2_32_7" style:display-name="Comma 2 7" style:family="table-cell" style:data-style-name="N51"/>
    <style:style style:name="Comma_32_3" style:display-name="Comma 3" style:family="table-cell" style:data-style-name="N51"/>
    <style:style style:name="Comma_32_3_32_2" style:display-name="Comma 3 2" style:family="table-cell" style:data-style-name="N51"/>
    <style:style style:name="Comma_32_3_32_2_32_2" style:display-name="Comma 3 2 2" style:family="table-cell" style:data-style-name="N51"/>
    <style:style style:name="Comma_32_3_32_3" style:display-name="Comma 3 3" style:family="table-cell" style:data-style-name="N51"/>
    <style:style style:name="Comma_32_3_32_4" style:display-name="Comma 3 4" style:family="table-cell" style:data-style-name="N51"/>
    <style:style style:name="Comma_32_3_32_5" style:display-name="Comma 3 5" style:family="table-cell" style:data-style-name="N51"/>
    <style:style style:name="Comma_32_3_32_6" style:display-name="Comma 3 6" style:family="table-cell" style:data-style-name="N51"/>
    <style:style style:name="Comma_32_4" style:display-name="Comma 4" style:family="table-cell" style:data-style-name="N51"/>
    <style:style style:name="Comma_32_4_32_2" style:display-name="Comma 4 2" style:family="table-cell" style:data-style-name="N51"/>
    <style:style style:name="Comma_32_5" style:display-name="Comma 5" style:family="table-cell" style:data-style-name="N51"/>
    <style:style style:name="Comma_32_5_32_2" style:display-name="Comma 5 2" style:family="table-cell" style:data-style-name="N51"/>
    <style:style style:name="Comma_32_5_32_2_32_2" style:display-name="Comma 5 2 2" style:family="table-cell" style:data-style-name="N51"/>
    <style:style style:name="Comma_32_5_32_3" style:display-name="Comma 5 3" style:family="table-cell" style:data-style-name="N51"/>
    <style:style style:name="Comma_32_6" style:display-name="Comma 6" style:family="table-cell" style:data-style-name="N51"/>
    <style:style style:name="Comma_32_6_32_2" style:display-name="Comma 6 2" style:family="table-cell" style:data-style-name="N51"/>
    <style:style style:name="Comma_32_7" style:display-name="Comma 7" style:family="table-cell" style:data-style-name="N51"/>
    <style:style style:name="Comma_32_7_32_2" style:display-name="Comma 7 2" style:family="table-cell" style:data-style-name="N51"/>
    <style:style style:name="Comma_32_7_32_2_32_2" style:display-name="Comma 7 2 2" style:family="table-cell" style:data-style-name="N51"/>
    <style:style style:name="Comma_32_7_32_3" style:display-name="Comma 7 3" style:family="table-cell" style:data-style-name="N51"/>
    <style:style style:name="Comma_32_7_32_4" style:display-name="Comma 7 4" style:family="table-cell" style:data-style-name="N51"/>
    <style:style style:name="Comma_32_7_32_5" style:display-name="Comma 7 5" style:family="table-cell" style:data-style-name="N51"/>
    <style:style style:name="Comma_32_8" style:display-name="Comma 8" style:family="table-cell" style:data-style-name="N51"/>
    <style:style style:name="Comma_32_8_32_2" style:display-name="Comma 8 2" style:family="table-cell" style:data-style-name="N51"/>
    <style:style style:name="Comma_32_8_32_3" style:display-name="Comma 8 3" style:family="table-cell" style:data-style-name="N51"/>
    <style:style style:name="Comma_32_9" style:display-name="Comma 9" style:family="table-cell" style:data-style-name="N51"/>
    <style:style style:name="Comma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cope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ope_32_2" style:display-name="cope 2" style:family="table-cell" style:data-style-name="N0">
      <style:table-cell-properties fo:border-top="thin solid #000000" fo:border-bottom="thin solid #000000" fo:border-left="thin solid #000000" fo:border-right="none" style:vertical-align="automatic" fo:background-color="transparent"/>
      <style:text-properties fo:font-size="10pt" style:font-size-asian="10pt" style:font-size-complex="10pt"/>
    </style:style>
    <style:style style:name="Curren_32_-_32_Style1" style:display-name="Curren - Style1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2" style:display-name="Curren - Style2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3" style:display-name="Curren - Style3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4" style:display-name="Curren - Style4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5" style:display-name="Curren - Style5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_32_-_32_Style6" style:display-name="Curren - Style6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Currency_32__40_0_41_" style:display-name="Currency (0)" style:family="table-cell" style:data-style-name="N52"/>
    <style:style style:name="Currency_32__40_2_41_" style:display-name="Currency (2)" style:family="table-cell" style:data-style-name="N53"/>
    <style:style style:name="Currency_32__91_2_93_" style:display-name="Currency [2]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_91_2_93__32_2" style:display-name="Currency [2] 2" style:family="table-cell" style:data-style-name="N53">
      <style:table-cell-properties fo:border-top="thin solid #000000" fo:border-bottom="none" fo:border-left="none" fo:border-right="thin solid #000000" style:vertical-align="automatic" fo:background-color="transparent" style:cell-protect="none"/>
      <style:text-properties fo:color="#0000FF" style:font-name="Book Antiqua" style:font-name-asian="Book Antiqua" style:font-name-complex="Book Antiqua" fo:font-size="11pt" style:font-size-asian="11pt" style:font-size-complex="11pt" style:font-family-generic="roman"/>
    </style:style>
    <style:style style:name="Currency_32_2" style:display-name="Currency 2" style:family="table-cell" style:data-style-name="N54"/>
    <style:style style:name="Currency_32_2_32_2" style:display-name="Currency 2 2" style:family="table-cell" style:data-style-name="N54"/>
    <style:style style:name="Currency_32_2_32_2_32_2" style:display-name="Currency 2 2 2" style:family="table-cell" style:data-style-name="N54"/>
    <style:style style:name="Currency_32_2_32_3" style:display-name="Currency 2 3" style:family="table-cell" style:data-style-name="N54"/>
    <style:style style:name="Currency_32_2_32_4" style:display-name="Currency 2 4" style:family="table-cell" style:data-style-name="N54"/>
    <style:style style:name="Currency_32_2_32_5" style:display-name="Currency 2 5" style:family="table-cell" style:data-style-name="N54"/>
    <style:style style:name="Currency_32_2_32_6" style:display-name="Currency 2 6" style:family="table-cell" style:data-style-name="N54"/>
    <style:style style:name="Currency_32_3" style:display-name="Currency 3" style:family="table-cell" style:data-style-name="N54"/>
    <style:style style:name="Currency_32_4" style:display-name="Currency 4" style:family="table-cell" style:data-style-name="N54"/>
    <style:style style:name="Currency_32_4_32_2" style:display-name="Currency 4 2" style:family="table-cell" style:data-style-name="N54"/>
    <style:style style:name="Currency_32_5" style:display-name="Currency 5" style:family="table-cell" style:data-style-name="N54"/>
    <style:style style:name="Currency0" style:family="table-cell" style:data-style-name="N0">
      <style:text-properties style:font-name="MS Sans Serif" style:font-name-asian="MS Sans Serif" style:font-name-complex="MS Sans Serif" fo:font-size="10pt" style:font-size-asian="10pt" style:font-size-complex="10pt"/>
    </style:style>
    <style:style style:name="DagerOgTimer" style:family="table-cell" style:data-style-name="N55"/>
    <style:style style:name="DagOgDato" style:family="table-cell" style:data-style-name="N56"/>
    <style:style style:name="DagOgDatoLang" style:family="table-cell" style:data-style-name="N56"/>
    <style:style style:name="Date" style:family="table-cell" style:data-style-name="N20"/>
    <style:style style:name="Date-Time" style:family="table-cell" style:data-style-name="N57">
      <style:table-cell-properties style:vertical-align="automatic" style:repeat-content="false"/>
      <style:paragraph-properties fo:text-align="start" fo:margin-left="0cm"/>
    </style:style>
    <style:style style:name="Dato" style:family="table-cell" style:data-style-name="N19"/>
    <style:style style:name="Datum" style:family="table-cell" style:data-style-name="N58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Decimal_32_1" style:display-name="Decimal 1" style:family="table-cell" style:data-style-name="N59"/>
    <style:style style:name="Decimal_32_2" style:display-name="Decimal 2" style:family="table-cell" style:data-style-name="N60"/>
    <style:style style:name="Decimal_32_3" style:display-name="Decimal 3" style:family="table-cell" style:data-style-name="N61"/>
    <style:style style:name="Dezimal_32__91_0_93__laroux" style:display-name="Dezimal [0]_laroux" style:family="table-cell" style:data-style-name="N62"/>
    <style:style style:name="Dezimal_laroux" style:family="table-cell" style:data-style-name="N63"/>
    <style:style style:name="Dziesi_281_tny_32__91_0_93__laroux" style:display-name="Dziesiętny [0]_laroux" style:family="table-cell" style:data-style-name="N64"/>
    <style:style style:name="Dziesi_281_tny_laroux" style:display-name="Dziesiętny_laroux" style:family="table-cell" style:data-style-name="N51"/>
    <style:style style:name="ET_32_m_283_na" style:display-name="ET měna" style:family="table-cell" style:data-style-name="N38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T_32_procenta" style:display-name="ET procenta" style:family="table-cell" style:data-style-name="N65">
      <style:table-cell-properties style:vertical-align="automatic" fo:background-color="transparent" style:repeat-content="false"/>
      <style:paragraph-properties fo:text-align="end" fo:margin-right="0cm"/>
      <style:text-properties style:font-name="Arial CE" style:font-name-asian="Arial CE" style:font-name-complex="Arial CE" fo:font-size="9pt" style:font-size-asian="9pt" style:font-size-complex="9pt"/>
    </style:style>
    <style:style style:name="Exception" style:family="table-cell" style:data-style-name="N0">
      <style:table-cell-properties fo:border="thin dotted #660066" style:vertical-align="middle" fo:background-color="#FFCC00"/>
      <style:text-properties fo:font-size="10pt" style:font-size-asian="10pt" style:font-size-complex="10pt"/>
    </style:style>
    <style:style style:name="Explanatory_32_Text_32_2" style:display-name="Explanatory Text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2_32_2" style:display-name="Explanatory Text 2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" style:display-name="Explanatory Text 3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3_32_2" style:display-name="Explanatory Text 3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" style:display-name="Explanatory Text 4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4_32_2" style:display-name="Explanatory Text 4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" style:display-name="Explanatory Text 5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5_32_2" style:display-name="Explanatory Text 5 2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xplanatory_32_Text_32_6" style:display-name="Explanatory Text 6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EY_32_House" style:display-name="EY House" style:family="table-cell" style:data-style-name="N0">
      <style:text-properties style:font-name="Times New Roman" style:font-name-asian="Times New Roman" style:font-name-complex="Times New Roman" style:font-family-generic="roman"/>
    </style:style>
    <style:style style:name="Feeder_32_Field" style:display-name="Feeder Field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eeder_32_Field_32_2" style:display-name="Feeder Field 2" style:family="table-cell" style:data-style-name="N0">
      <style:table-cell-properties fo:border="thin solid #333333" style:vertical-align="middle" fo:background-color="#C0C0C0"/>
      <style:text-properties fo:font-size="10pt" style:font-size-asian="10pt" style:font-size-complex="10pt"/>
    </style:style>
    <style:style style:name="Fixed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style:font-family-generic="modern"/>
    </style:style>
    <style:style style:name="footer" style:family="table-cell" style:data-style-name="N0">
      <style:table-cell-properties style:vertical-align="automatic"/>
    </style:style>
    <style:style style:name="Good_32_2" style:display-name="Good 2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2_32_2" style:display-name="Good 2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" style:display-name="Good 3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3_32_2" style:display-name="Good 3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" style:display-name="Good 4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4_32_2" style:display-name="Good 4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" style:display-name="Good 5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5_32_2" style:display-name="Good 5 2" style:family="table-cell" style:data-style-name="N0">
      <style:table-cell-properties fo:background-color="#CCFFCC"/>
      <style:text-properties fo:color="#006100" style:font-name="Calibri" style:font-name-asian="Calibri" style:font-name-complex="Calibri" fo:font-size="11pt" style:font-size-asian="11pt" style:font-size-complex="11pt"/>
    </style:style>
    <style:style style:name="Good_32_6" style:display-name="Good 6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Grey" style:family="table-cell" style:data-style-name="N44">
      <style:table-cell-properties fo:background-color="#C0C0C0"/>
      <style:text-properties fo:font-size="8pt" style:font-size-asian="8pt" style:font-size-complex="8pt"/>
    </style:style>
    <style:style style:name="Greyed_32_out" style:display-name="Greyed out" style:family="table-cell" style:data-style-name="N0">
      <style:table-cell-properties fo:border="thin dashed #969696" style:vertical-align="middle" fo:background-color="#C0C0C0"/>
      <style:text-properties fo:color="#808080" fo:font-size="10pt" style:font-size-asian="10pt" style:font-size-complex="10pt"/>
    </style:style>
    <style:style style:name="GSM_Barva" style:family="table-cell" style:data-style-name="N38">
      <style:table-cell-properties fo:background-color="#800000"/>
    </style:style>
    <style:style style:name="Header" style:family="table-cell" style:data-style-name="N0">
      <style:table-cell-properties fo:background-color="transparent"/>
    </style:style>
    <style:style style:name="Heading" style:family="table-cell" style:data-style-name="N66">
      <style:table-cell-properties fo:border-top="none" fo:border-bottom="2pt solid #FF99CC" fo:border-left="none" fo:border-right="none" style:vertical-align="automatic" fo:wrap-option="wrap"/>
      <style:text-properties fo:color="#993366" style:font-name="Helvetica Black" style:font-name-asian="Helvetica Black" style:font-name-complex="Helvetica Black" fo:font-size="8pt" style:font-size-asian="8pt" style:font-size-complex="8pt"/>
    </style:style>
    <style:style style:name="Heading_32_1_32_2" style:display-name="Heading 1 2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2_32_2" style:display-name="Heading 1 2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" style:display-name="Heading 1 3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3_32_2" style:display-name="Heading 1 3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" style:display-name="Heading 1 4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4_32_2" style:display-name="Heading 1 4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" style:display-name="Heading 1 5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5_32_2" style:display-name="Heading 1 5 2" style:family="table-cell" style:data-style-name="N0">
      <style:table-cell-properties fo:border-top="none" fo:border-bottom="thick solid #33CCCC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1_32_6" style:display-name="Heading 1 6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_32_2" style:display-name="Heading 2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2_32_2" style:display-name="Heading 2 2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" style:display-name="Heading 2 3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3_32_2" style:display-name="Heading 2 3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" style:display-name="Heading 2 4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4_32_2" style:display-name="Heading 2 4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" style:display-name="Heading 2 5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5_32_2" style:display-name="Heading 2 5 2" style:family="table-cell" style:data-style-name="N0">
      <style:table-cell-properties fo:border-top="none" fo:border-bottom="thick solid #C0C0C0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2_32_6" style:display-name="Heading 2 6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_32_2" style:display-name="Heading 3 2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2_32_2" style:display-name="Heading 3 2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" style:display-name="Heading 3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3_32_2" style:display-name="Heading 3 3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" style:display-name="Heading 3 4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4_32_2" style:display-name="Heading 3 4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" style:display-name="Heading 3 5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5_32_2" style:display-name="Heading 3 5 2" style:family="table-cell" style:data-style-name="N0">
      <style:table-cell-properties fo:border-top="none" fo:border-bottom="2pt solid #33CCCC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3_32_6" style:display-name="Heading 3 6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" style:display-name="Heading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2_32_2" style:display-name="Heading 4 2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" style:display-name="Heading 4 3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3_32_2" style:display-name="Heading 4 3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" style:display-name="Heading 4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4_32_2" style:display-name="Heading 4 4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" style:display-name="Heading 4 5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5_32_2" style:display-name="Heading 4 5 2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_32_6" style:display-name="Heading 4 6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eading2" style:family="table-cell" style:data-style-name="N0">
      <style:table-cell-properties style:vertical-align="automatic" fo:background-color="transparent" style:cell-protect="none"/>
      <style:text-properties fo:color="#800000" style:font-name="Courier" style:font-name-asian="Courier" style:font-name-complex="Courier" fo:font-size="1pt" style:font-size-asian="1pt" style:font-size-complex="1pt" fo:font-weight="bold" style:font-weight-asian="bold" style:font-weight-complex="bold" style:font-family-generic="modern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Calibri" style:font-name-asian="Calibri" style:font-name-complex="Calibri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Hyperlink_32_5_32_2" style:display-name="Hyperlink 5 2" style:family="table-cell" style:data-style-name="N0">
      <style:text-properties fo:color="#0000FF" style:text-underline-style="solid" style:text-underline-type="single"/>
    </style:style>
    <style:style style:name="Hyperlink_32_6" style:display-name="Hyperlink 6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_32__37_" style:display-name="Input %" style:family="table-cell" style:data-style-name="N67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_91_yellow_93_" style:display-name="Input [yellow]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_91_yellow_93__32_2" style:display-name="Input [yellow] 2" style:family="table-cell" style:data-style-name="N14">
      <style:table-cell-properties fo:background-color="#FFFFCC"/>
      <style:text-properties fo:font-size="8pt" style:font-size-asian="8pt" style:font-size-complex="8pt"/>
    </style:style>
    <style:style style:name="Input_32_1" style:display-name="Input 1" style:family="table-cell" style:data-style-name="N59">
      <style:table-cell-properties style:cell-protect="none"/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2" style:display-name="Input 2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2_32_3" style:display-name="Input 2 3" style:family="table-cell" style:data-style-name="N0">
      <style:table-cell-properties fo:border="thin dashed #660066" style:vertical-align="middle" fo:background-color="#0066CC" style:cell-protect="none"/>
      <style:text-properties fo:color="#000080" fo:font-size="10pt" style:font-size-asian="10pt" style:font-size-complex="10pt"/>
    </style:style>
    <style:style style:name="Input_32_3" style:display-name="Input 3" style:family="table-cell" style:data-style-name="N61">
      <style:text-properties fo:color="#0000FF" style:font-name="Times New Roman" style:font-name-asian="Times New Roman" style:font-name-complex="Times New Roman" fo:font-size="8pt" style:font-size-asian="8pt" style:font-size-complex="8pt" fo:text-shadow="1pt 1pt" style:font-family-generic="roman"/>
    </style:style>
    <style:style style:name="Input_32_3_32_2" style:display-name="Input 3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" style:display-name="Input 4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4_32_2" style:display-name="Input 4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" style:display-name="Input 5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5_32_2" style:display-name="Input 5 2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nput_32_6" style:display-name="Input 6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Italic" style:family="table-cell" style:data-style-name="N0">
      <style:table-cell-properties style:vertical-align="automatic" fo:background-color="transparent"/>
      <style:text-properties style:font-name="Gill Sans MT" style:font-name-asian="Gill Sans MT" style:font-name-complex="Gill Sans MT" fo:font-size="10pt" style:font-size-asian="10pt" style:font-size-complex="10pt" fo:font-style="italic" style:font-style-asian="italic" style:font-style-complex="italic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68"/>
    <style:style style:name="Konto" style:family="table-cell" style:data-style-name="N69"/>
    <style:style style:name="KPMG_32_Heading_32_1" style:display-name="KPMG Heading 1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8pt" style:font-size-asian="18pt" style:font-size-complex="18pt" style:font-family-generic="roman"/>
    </style:style>
    <style:style style:name="KPMG_32_Heading_32_2" style:display-name="KPMG Heading 2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KPMG_32_Heading_32_3" style:display-name="KPMG Heading 3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KPMG_32_Heading_32_4" style:display-name="KPMG Heading 4" style:family="table-cell" style:data-style-name="N44">
      <style:table-cell-properties style:vertical-align="automatic" fo:background-color="transparent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KPMG_32_Normal" style:display-name="KPMG Normal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_32_Normal_32_Text" style:display-name="KPMG Normal Text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KPMGcolheader" style:family="table-cell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80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KPMGnormal" style:family="table-cell" style:data-style-name="N70"/>
    <style:style style:name="KPMGnormalindent" style:family="table-cell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ormalindent2" style:family="table-cell" style:data-style-name="N0">
      <style:table-cell-properties style:vertical-align="automatic" fo:background-color="transparent" style:repeat-content="false"/>
      <style:paragraph-properties fo:text-align="start" fo:margin-left="0.706cm"/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number" style:family="table-cell" style:data-style-name="N70">
      <style:text-properties style:font-name="Univers 45 Light" style:font-name-asian="Univers 45 Light" style:font-name-complex="Univers 45 Light" fo:font-size="8pt" style:font-size-asian="8pt" style:font-size-complex="8pt"/>
    </style:style>
    <style:style style:name="KPMGpercent" style:family="table-cell" style:data-style-name="N71">
      <style:table-cell-properties style:vertical-align="automatic" fo:background-color="transparent" style:repeat-content="false"/>
      <style:paragraph-properties fo:text-align="end" fo:margin-righ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percentrow" style:family="table-cell" style:data-style-name="N30">
      <style:table-cell-properties style:vertical-align="automatic" fo:background-color="transparent" style:repeat-content="false"/>
      <style:paragraph-properties fo:text-align="start" fo:margin-left="0cm"/>
      <style:text-properties style:font-name="Univers 45 Light" style:font-name-asian="Univers 45 Light" style:font-name-complex="Univers 45 Light" fo:font-size="8pt" style:font-size-asian="8pt" style:font-size-complex="8pt" fo:font-style="italic" style:font-style-asian="italic" style:font-style-complex="italic"/>
    </style:style>
    <style:style style:name="KPMGsubheader" style:family="table-cell" style:data-style-name="N0">
      <style:text-properties fo:color="#FF00FF" style:font-name="Univers 45 Light" style:font-name-asian="Univers 45 Light" style:font-name-complex="Univers 45 Light" fo:font-size="8pt" style:font-size-asian="8pt" style:font-size-complex="8pt" fo:font-weight="bold" style:font-weight-asian="bold" style:font-weight-complex="bold"/>
    </style:style>
    <style:style style:name="Lien_32_hypertexte_32_visit_233__P_38_L_32_by_32_Activity_32_March_32__39_02_32__40_Apr_32_15_41__32_-_32_All_32_details" style:display-name="Lien hypertexte visité_P&amp;L by Activity March '02 (Apr 15) - All details" style:family="table-cell" style:data-style-name="N0">
      <style:text-properties fo:color="#800080" fo:font-size="10pt" style:font-size-asian="10pt" style:font-size-complex="10pt" style:text-underline-style="solid" style:text-underline-type="single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2_32_2" style:display-name="Linked Cell 2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3" style:display-name="Linked Cell 3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3_32_2" style:display-name="Linked Cell 3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4" style:display-name="Linked Cell 4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4_32_2" style:display-name="Linked Cell 4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5" style:display-name="Linked Cell 5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Linked_32_Cell_32_5_32_2" style:display-name="Linked Cell 5 2" style:family="table-cell" style:data-style-name="N0">
      <style:table-cell-properties fo:border-top="none" fo:border-bottom="thin double #FF9900" fo:border-left="none" fo:border-right="none"/>
      <style:text-properties fo:color="#FF9900" style:font-name="Calibri" style:font-name-asian="Calibri" style:font-name-complex="Calibri" fo:font-size="11pt" style:font-size-asian="11pt" style:font-size-complex="11pt"/>
    </style:style>
    <style:style style:name="Linked_32_Cell_32_6" style:display-name="Linked Cell 6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m_63_ny_0f83zm4yytAvDZPSbNxjaUl2F" style:display-name="m?ny_0f83zm4yytAvDZPSbNxjaUl2F" style:family="table-cell" style:data-style-name="N39"/>
    <style:style style:name="M_183_na" style:display-name="M·n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meny_CTD" style:family="table-cell" style:data-style-name="N72"/>
    <style:style style:name="Millares_32__91_0_93__EjW30n4zytAwEaPSbNwiaTl2F" style:display-name="Millares [0]_EjW30n4zytAwEaPSbNwiaTl2F" style:family="table-cell" style:data-style-name="N73"/>
    <style:style style:name="Millares_EjW30n4zytAwEaPSbNwiaTl2F" style:family="table-cell" style:data-style-name="N74"/>
    <style:style style:name="Milliers_32__91_0_93__9ctfwjhVNIpKs513Q0MYGasMM" style:display-name="Milliers [0]_9ctfwjhVNIpKs513Q0MYGasMM" style:family="table-cell" style:data-style-name="N75"/>
    <style:style style:name="Milliers_9ctfwjhVNIpKs513Q0MYGasMM" style:family="table-cell" style:data-style-name="N62"/>
    <style:style style:name="Moneda_32__91_0_93__EjW30n4zytAwEaPSbNwiaTl2F" style:display-name="Moneda [0]_EjW30n4zytAwEaPSbNwiaTl2F" style:family="table-cell" style:data-style-name="N78"/>
    <style:style style:name="Moneda_EjW30n4zytAwEaPSbNwiaTl2F" style:family="table-cell" style:data-style-name="N79"/>
    <style:style style:name="Mon_233_taire_32__91_0_93__9ctfwjhVNIpKs513Q0MYGasMM" style:display-name="Monétaire [0]_9ctfwjhVNIpKs513Q0MYGasMM" style:family="table-cell" style:data-style-name="N76"/>
    <style:style style:name="Mon_233_taire_9ctfwjhVNIpKs513Q0MYGasMM" style:display-name="Monétaire_9ctfwjhVNIpKs513Q0MYGasMM" style:family="table-cell" style:data-style-name="N77"/>
    <style:style style:name="Month" style:family="table-cell" style:data-style-name="N80"/>
    <style:style style:name="Nadpis1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dpis2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Named_32_Range" style:display-name="Named Range" style:family="table-cell" style:data-style-name="N0">
      <style:table-cell-properties fo:border="thin dotted #FF0000"/>
    </style:style>
    <style:style style:name="Named_32_Range_32_Tag" style:display-name="Named Range Tag" style:family="table-cell" style:data-style-name="N0">
      <style:table-cell-properties style:vertical-align="top" fo:background-color="transparent" style:repeat-content="false"/>
      <style:paragraph-properties fo:text-align="start" fo:margin-left="0cm"/>
      <style:text-properties fo:color="#FF0000" fo:font-size="8pt" style:font-size-asian="8pt" style:font-size-complex="8pt"/>
    </style:style>
    <style:style style:name="Neutral_32_2" style:display-name="Neutral 2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2_32_2" style:display-name="Neutral 2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3" style:display-name="Neutral 3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3_32_2" style:display-name="Neutral 3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4" style:display-name="Neutral 4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4_32_2" style:display-name="Neutral 4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5" style:display-name="Neutral 5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eutral_32_5_32_2" style:display-name="Neutral 5 2" style:family="table-cell" style:data-style-name="N0">
      <style:table-cell-properties fo:background-color="#FFEB9C"/>
      <style:text-properties fo:color="#993300" style:font-name="Calibri" style:font-name-asian="Calibri" style:font-name-complex="Calibri" fo:font-size="11pt" style:font-size-asian="11pt" style:font-size-complex="11pt"/>
    </style:style>
    <style:style style:name="Neutral_32_6" style:display-name="Neutral 6" style:family="table-cell" style:data-style-name="N0">
      <style:table-cell-properties fo:background-color="#FFEB9C"/>
      <style:text-properties fo:color="#9C6500" style:font-name="Calibri" style:font-name-asian="Calibri" style:font-name-complex="Calibri" fo:font-size="11pt" style:font-size-asian="11pt" style:font-size-complex="11pt"/>
    </style:style>
    <style:style style:name="NMT_Barva" style:family="table-cell" style:data-style-name="N38">
      <style:table-cell-properties fo:background-color="#0066CC"/>
    </style:style>
    <style:style style:name="norm_63_ln_63___63_.Bud.-D98-kont._40_SAG_41_" style:display-name="norm?ln?_?.Bud.-D98-kont.(SAG)" style:family="table-cell" style:data-style-name="N3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-_32_Style1" style:display-name="Normal - Style1" style:family="table-cell" style:data-style-name="N81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rmal_32_-_32_Style7" style:display-name="Normal - Style7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-_32_Style8" style:display-name="Normal - Style8" style:family="table-cell" style:data-style-name="N0">
      <style:table-cell-properties style:vertical-align="automatic" fo:background-color="transparent"/>
      <style:text-properties style:font-name="Courier" style:font-name-asian="Courier" style:font-name-complex="Courier" fo:font-size="10pt" style:font-size-asian="10pt" style:font-size-complex="10pt" style:font-family-generic="modern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0_32_3" style:display-name="Normal 10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" style:display-name="Normal 11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1_32_2" style:display-name="Normal 11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1_32_3" style:display-name="Normal 11 3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12" style:display-name="Normal 1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2_32_2" style:display-name="Normal 1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3" style:display-name="Normal 1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3_32_2" style:display-name="Normal 1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4" style:display-name="Normal 1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14_32_2" style:display-name="Normal 1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5" style:display-name="Normal 15" style:family="table-cell" style:data-style-name="N82">
      <style:table-cell-properties style:vertical-align="automatic" fo:background-color="transparent"/>
      <style:text-properties fo:font-size="10pt" style:font-size-asian="10pt" style:font-size-complex="10pt"/>
    </style:style>
    <style:style style:name="Normal_32_15_32_2" style:display-name="Normal 15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6" style:display-name="Normal 1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7" style:display-name="Normal 1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8" style:display-name="Normal 1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9" style:display-name="Normal 1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2_32_10" style:display-name="Normal 2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11" style:display-name="Normal 2 11" style:family="table-cell" style:data-style-name="N0">
      <style:table-cell-properties style:vertical-align="automatic" fo:background-color="transparent"/>
    </style:style>
    <style:style style:name="Normal_32_2_32_12" style:display-name="Normal 2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Normal_32_2_32_13" style:display-name="Normal 2 1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2" style:display-name="Normal 2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3" style:display-name="Normal 2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4" style:display-name="Normal 2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5" style:display-name="Normal 2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2_32_6" style:display-name="Normal 2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3_32_2" style:display-name="Normal 2 3 2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al_32_2_32_4" style:display-name="Normal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5" style:display-name="Normal 2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6" style:display-name="Normal 2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7" style:display-name="Normal 2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8" style:display-name="Normal 2 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_32_9" style:display-name="Normal 2 9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Normal_32_2_PF_accounts_pack_workings" style:display-name="Normal 2_PF_accounts_pack_workings" style:family="table-cell" style:data-style-name="N83">
      <style:table-cell-properties style:vertical-align="automatic" fo:background-color="transparent"/>
      <style:text-properties fo:font-size="10pt" style:font-size-asian="10pt" style:font-size-complex="10pt"/>
    </style:style>
    <style:style style:name="Normal_32_20" style:display-name="Normal 2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0_32_2" style:display-name="Normal 20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1" style:display-name="Normal 2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2" style:display-name="Normal 2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3" style:display-name="Normal 2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" style:display-name="Normal 2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4_32_2" style:display-name="Normal 2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5" style:display-name="Normal 2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6" style:display-name="Normal 2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" style:display-name="Normal 2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2" style:display-name="Normal 26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2_32_3" style:display-name="Normal 26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6_32_3" style:display-name="Normal 26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7" style:display-name="Normal 2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8" style:display-name="Normal 2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29" style:display-name="Normal 2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" style:display-name="Normal 3 2 1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" style:display-name="Normal 3 2 1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2_32_2" style:display-name="Normal 3 2 1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13_32_3" style:display-name="Normal 3 2 1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" style:display-name="Normal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2" style:display-name="Normal 3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2_32_3" style:display-name="Normal 3 2 2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_32_3" style:display-name="Normal 3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2_32_3_32_2" style:display-name="Normal 3 2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3_32_2_32_2" style:display-name="Normal 3 3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3_32_3" style:display-name="Normal 3 3 3" style:family="table-cell" style:data-style-name="N0">
      <style:table-cell-properties style:vertical-align="automatic" fo:background-color="transparent"/>
    </style:style>
    <style:style style:name="Normal_32_3_32_3_32_4" style:display-name="Normal 3 3 4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4_32_2" style:display-name="Normal 3 4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_32_5" style:display-name="Normal 3 5" style:family="table-cell" style:data-style-name="N0">
      <style:table-cell-properties style:vertical-align="automatic" fo:background-color="transparent"/>
    </style:style>
    <style:style style:name="Normal_32_3_32_5_32_2" style:display-name="Normal 3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5_32_3" style:display-name="Normal 3 5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Apr_32_12_32_template_32_v1" style:display-name="Normal 3_Apr 12 template v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0" style:display-name="Normal 3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1" style:display-name="Normal 3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2" style:display-name="Normal 3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3" style:display-name="Normal 3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4" style:display-name="Normal 3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5" style:display-name="Normal 3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6" style:display-name="Normal 3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7" style:display-name="Normal 3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8" style:display-name="Normal 3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39" style:display-name="Normal 3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4_32_2" style:display-name="Normal 4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4_32_2_32_2" style:display-name="Normal 4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3" style:display-name="Normal 4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4" style:display-name="Normal 4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_32_5" style:display-name="Normal 4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_32_6" style:display-name="Normal 4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0" style:display-name="Normal 4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1" style:display-name="Normal 4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2" style:display-name="Normal 4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2_32_2" style:display-name="Normal 4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3" style:display-name="Normal 4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32_44" style:display-name="Normal 4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4_32_2" style:display-name="Normal 4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" style:display-name="Normal 4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5_32_2" style:display-name="Normal 4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" style:display-name="Normal 46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6_32_2" style:display-name="Normal 46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7" style:display-name="Normal 4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8" style:display-name="Normal 4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49" style:display-name="Normal 49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2" style:display-name="Normal 49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9_32_3" style:display-name="Normal 49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10" style:display-name="Normal 5 1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2_32_2" style:display-name="Normal 5 2 2" style:family="table-cell" style:data-style-name="N0">
      <style:table-cell-properties style:vertical-align="automatic" fo:background-color="transparent"/>
    </style:style>
    <style:style style:name="Normal_32_5_32_2_32_3" style:display-name="Normal 5 2 3" style:family="table-cell" style:data-style-name="N0">
      <style:table-cell-properties style:vertical-align="automatic" fo:background-color="transparent"/>
    </style:style>
    <style:style style:name="Normal_32_5_32_2_32_4" style:display-name="Normal 5 2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2" style:display-name="Normal 5 3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3_32_3" style:display-name="Normal 5 3 3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5_32_4" style:display-name="Normal 5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5" style:display-name="Normal 5 5" style:family="table-cell" style:data-style-name="N0">
      <style:table-cell-properties style:vertical-align="automatic" fo:background-color="transparent"/>
    </style:style>
    <style:style style:name="Normal_32_5_32_6" style:display-name="Normal 5 6" style:family="table-cell" style:data-style-name="N0">
      <style:table-cell-properties style:vertical-align="automatic" fo:background-color="transparent"/>
    </style:style>
    <style:style style:name="Normal_32_5_32_7" style:display-name="Normal 5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8" style:display-name="Normal 5 8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_32_9" style:display-name="Normal 5 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Apr_32_12_32_template_32_v1" style:display-name="Normal 5_Apr 12 template v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0" style:display-name="Normal 5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1" style:display-name="Normal 5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1_32_2" style:display-name="Normal 51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2" style:display-name="Normal 5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2_32_2" style:display-name="Normal 5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3" style:display-name="Normal 5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4" style:display-name="Normal 5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5" style:display-name="Normal 5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6" style:display-name="Normal 5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7" style:display-name="Normal 5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8" style:display-name="Normal 5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9" style:display-name="Normal 5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6_32_2" style:display-name="Normal 6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6_32_2_32_2" style:display-name="Normal 6 2 2" style:family="table-cell" style:data-style-name="N0">
      <style:table-cell-properties style:vertical-align="automatic" fo:background-color="transparent"/>
    </style:style>
    <style:style style:name="Normal_32_6_32_2_32_3" style:display-name="Normal 6 2 3" style:family="table-cell" style:data-style-name="N0">
      <style:table-cell-properties style:vertical-align="automatic" fo:background-color="transparent"/>
    </style:style>
    <style:style style:name="Normal_32_6_32_3" style:display-name="Normal 6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_32_4" style:display-name="Normal 6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" style:display-name="Normal 6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0_32_2" style:display-name="Normal 6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61" style:display-name="Normal 6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2" style:display-name="Normal 6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3" style:display-name="Normal 6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4" style:display-name="Normal 6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5" style:display-name="Normal 6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6" style:display-name="Normal 6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7" style:display-name="Normal 6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8" style:display-name="Normal 68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9" style:display-name="Normal 69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2" style:display-name="Normal 7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7_32_2_32_2" style:display-name="Normal 7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2_32_2" style:display-name="Normal 7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7_32_2_32_3" style:display-name="Normal 7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_32_4" style:display-name="Normal 7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0" style:display-name="Normal 70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1" style:display-name="Normal 7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2" style:display-name="Normal 7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73" style:display-name="Normal 7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8_32_2_32_2" style:display-name="Normal 8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2_32_2" style:display-name="Normal 8 2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2_32_3" style:display-name="Normal 8 2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2_32_4" style:display-name="Normal 8 2 4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8_32_3" style:display-name="Normal 8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" style:display-name="Normal 8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2_32_2" style:display-name="Normal 8 3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3_32_3" style:display-name="Normal 8 3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" style:display-name="Normal 8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_32_4_32_2" style:display-name="Normal 8 4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4_32_2_32_2" style:display-name="Normal 8 4 2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" style:display-name="Normal 8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5_32_2" style:display-name="Normal 8 5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8_32_6" style:display-name="Normal 8 6" style:family="table-cell" style:data-style-name="N0">
      <style:table-cell-properties style:vertical-align="automatic" fo:background-color="transparent"/>
    </style:style>
    <style:style style:name="Normal_32_8_32_7" style:display-name="Normal 8 7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rmal_32_9_32_2" style:display-name="Normal 9 2" style:family="table-cell" style:data-style-name="N0">
      <style:table-cell-properties style:vertical-align="automatic" fo:wrap-option="wrap" fo:background-color="transparent"/>
      <style:text-properties fo:font-size="10pt" style:font-size-asian="10pt" style:font-size-complex="10pt"/>
    </style:style>
    <style:style style:name="Normal_32_9_32_2_32_2" style:display-name="Normal 9 2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3" style:display-name="Normal 9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4" style:display-name="Normal 9 4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9_32_5" style:display-name="Normal 9 5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9_32_6" style:display-name="Normal 9 6" style:family="table-cell" style:data-style-name="N0">
      <style:table-cell-properties style:vertical-align="automatic" fo:background-color="transparent"/>
    </style:style>
    <style:style style:name="Normal_32_91" style:display-name="Normal 9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_225_l_Munka1" style:display-name="Normál_Munka1" style:family="table-cell" style:data-style-name="N0">
      <style:table-cell-properties style:vertical-align="automatic" fo:background-color="transparent"/>
      <style:text-properties style:font-name="MS Sans Serif" style:font-name-asian="MS Sans Serif" style:font-name-complex="MS Sans Serif" fo:font-size="10pt" style:font-size-asian="10pt" style:font-size-complex="10pt"/>
    </style:style>
    <style:style style:name="norm_225_ln_237__CTc_actual_02" style:display-name="normální_CTc_actual_02" style:family="table-cell" style:data-style-name="N0">
      <style:table-cell-properties style:vertical-align="automatic" fo:background-color="transparent"/>
      <style:text-properties style:font-name="Times New Roman CE" style:font-name-asian="Times New Roman CE" style:font-name-complex="Times New Roman CE" fo:font-size="10pt" style:font-size-asian="10pt" style:font-size-complex="10pt"/>
    </style:style>
    <style:style style:name="Normalny_laroux" style:family="table-cell" style:data-style-name="N0">
      <style:table-cell-properties style:vertical-align="automatic" fo:background-color="transparent"/>
      <style:text-properties style:font-name="Arial CE" style:font-name-asian="Arial CE" style:font-name-complex="Arial CE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Note_32_2_32_2" style:display-name="Note 2 2" style:family="table-cell" style:data-style-name="N0">
      <style:table-cell-properties fo:border="thin solid #B2B2B2" fo:background-color="#FFFFCC"/>
    </style:style>
    <style:style style:name="Note_32_2_32_2_32_2" style:display-name="Note 2 2 2" style:family="table-cell" style:data-style-name="N0">
      <style:table-cell-properties fo:border="thin solid #B2B2B2" fo:background-color="#FFFFCC"/>
    </style:style>
    <style:style style:name="Note_32_2_32_3" style:display-name="Note 2 3" style:family="table-cell" style:data-style-name="N0">
      <style:table-cell-properties fo:border="thin solid #B2B2B2" fo:background-color="#FFFFCC"/>
    </style:style>
    <style:style style:name="Note_32_3" style:display-name="Note 3" style:family="table-cell" style:data-style-name="N0">
      <style:table-cell-properties fo:border="thin solid #B2B2B2" fo:background-color="#FFFFCC"/>
    </style:style>
    <style:style style:name="Note_32_3_32_2" style:display-name="Note 3 2" style:family="table-cell" style:data-style-name="N0">
      <style:table-cell-properties fo:border="thin solid #B2B2B2" fo:background-color="#FFFFCC"/>
    </style:style>
    <style:style style:name="Note_32_3_32_2_32_2" style:display-name="Note 3 2 2" style:family="table-cell" style:data-style-name="N0">
      <style:table-cell-properties fo:border="thin solid #B2B2B2" fo:background-color="#FFFFCC"/>
    </style:style>
    <style:style style:name="Note_32_3_32_3" style:display-name="Note 3 3" style:family="table-cell" style:data-style-name="N0">
      <style:table-cell-properties fo:border="thin solid #B2B2B2" fo:background-color="#FFFFCC"/>
    </style:style>
    <style:style style:name="Note_32_3_32_3_32_2" style:display-name="Note 3 3 2" style:family="table-cell" style:data-style-name="N0">
      <style:table-cell-properties fo:border="thin solid #B2B2B2" fo:background-color="#FFFFCC"/>
    </style:style>
    <style:style style:name="Note_32_3_32_4" style:display-name="Note 3 4" style:family="table-cell" style:data-style-name="N0">
      <style:table-cell-properties fo:border="thin solid #B2B2B2" fo:background-color="#FFFFCC"/>
    </style:style>
    <style:style style:name="Note_32_4" style:display-name="Note 4" style:family="table-cell" style:data-style-name="N0">
      <style:table-cell-properties fo:border="thin solid #B2B2B2" fo:background-color="#FFFFCC"/>
    </style:style>
    <style:style style:name="Note_32_4_32_2" style:display-name="Note 4 2" style:family="table-cell" style:data-style-name="N0">
      <style:table-cell-properties fo:border="thin solid #B2B2B2" fo:background-color="#FFFFCC"/>
    </style:style>
    <style:style style:name="Note_32_4_32_2_32_2" style:display-name="Note 4 2 2" style:family="table-cell" style:data-style-name="N0">
      <style:table-cell-properties fo:border="thin solid #B2B2B2" fo:background-color="#FFFFCC"/>
    </style:style>
    <style:style style:name="Note_32_4_32_3" style:display-name="Note 4 3" style:family="table-cell" style:data-style-name="N0">
      <style:table-cell-properties fo:border="thin solid #B2B2B2" fo:background-color="#FFFFCC"/>
    </style:style>
    <style:style style:name="Note_32_4_32_3_32_2" style:display-name="Note 4 3 2" style:family="table-cell" style:data-style-name="N0">
      <style:table-cell-properties fo:border="thin solid #B2B2B2" fo:background-color="#FFFFCC"/>
    </style:style>
    <style:style style:name="Note_32_4_32_4" style:display-name="Note 4 4" style:family="table-cell" style:data-style-name="N0">
      <style:table-cell-properties fo:border="thin solid #B2B2B2" fo:background-color="#FFFFCC"/>
    </style:style>
    <style:style style:name="Note_32_5" style:display-name="Note 5" style:family="table-cell" style:data-style-name="N0">
      <style:table-cell-properties fo:border="thin solid #B2B2B2" fo:background-color="#FFFFCC"/>
    </style:style>
    <style:style style:name="Note_32_5_32_2" style:display-name="Note 5 2" style:family="table-cell" style:data-style-name="N0">
      <style:table-cell-properties fo:border="thin solid #B2B2B2" fo:background-color="#FFFFCC"/>
    </style:style>
    <style:style style:name="Note_32_5_32_2_32_2" style:display-name="Note 5 2 2" style:family="table-cell" style:data-style-name="N0">
      <style:table-cell-properties fo:border="thin solid #B2B2B2" fo:background-color="#FFFFCC"/>
    </style:style>
    <style:style style:name="Note_32_5_32_3" style:display-name="Note 5 3" style:family="table-cell" style:data-style-name="N0">
      <style:table-cell-properties fo:border="thin solid #B2B2B2" fo:background-color="#FFFFCC"/>
    </style:style>
    <style:style style:name="Note_32_5_32_3_32_2" style:display-name="Note 5 3 2" style:family="table-cell" style:data-style-name="N0">
      <style:table-cell-properties fo:border="thin solid #B2B2B2" fo:background-color="#FFFFCC"/>
    </style:style>
    <style:style style:name="Note_32_5_32_4" style:display-name="Note 5 4" style:family="table-cell" style:data-style-name="N0">
      <style:table-cell-properties fo:border="thin solid #B2B2B2" fo:background-color="#FFFFCC"/>
    </style:style>
    <style:style style:name="Note_32_6" style:display-name="Note 6" style:family="table-cell" style:data-style-name="N0">
      <style:table-cell-properties fo:border="thin solid #B2B2B2" fo:background-color="#FFFFCC"/>
    </style:style>
    <style:style style:name="Note_32_6_32_2" style:display-name="Note 6 2" style:family="table-cell" style:data-style-name="N0">
      <style:table-cell-properties fo:border="thin solid #B2B2B2" fo:background-color="#FFFFCC"/>
    </style:style>
    <style:style style:name="Note_32_6_32_2_32_2" style:display-name="Note 6 2 2" style:family="table-cell" style:data-style-name="N0">
      <style:table-cell-properties fo:border="thin solid #B2B2B2" fo:background-color="#FFFFCC"/>
    </style:style>
    <style:style style:name="Note_32_6_32_3" style:display-name="Note 6 3" style:family="table-cell" style:data-style-name="N0">
      <style:table-cell-properties fo:border="thin solid #B2B2B2" fo:background-color="#FFFFCC"/>
    </style:style>
    <style:style style:name="Number" style:family="table-cell" style:data-style-name="N70">
      <style:table-cell-properties style:vertical-align="middle" style:repeat-content="false"/>
      <style:paragraph-properties fo:text-align="end" fo:margin-right="0cm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2_32_2" style:display-name="Output 2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" style:display-name="Output 3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3_32_2" style:display-name="Output 3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" style:display-name="Output 4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4_32_2" style:display-name="Output 4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" style:display-name="Output 5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5_32_2" style:display-name="Output 5 2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6" style:display-name="Output 6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Output_32_Line_32_Items" style:display-name="Output Line Items" style:family="table-cell" style:data-style-name="N0">
      <style:table-cell-properties fo:border-top="none" fo:border-bottom="none" fo:border-left="none" fo:border-right="thin solid #000000" style:vertical-align="automatic" fo:background-color="#99CC00"/>
      <style:text-properties fo:color="#800000" style:font-name="Times New Roman" style:font-name-asian="Times New Roman" style:font-name-complex="Times New Roman" fo:font-size="11pt" style:font-size-asian="11pt" style:font-size-complex="11pt" fo:font-weight="bold" style:font-weight-asian="bold" style:font-weight-complex="bold" style:font-family-generic="roman"/>
    </style:style>
    <style:style style:name="Percent_32__40__41_" style:display-name="Percent ()" style:family="table-cell" style:data-style-name="N84"/>
    <style:style style:name="Percent_32__40_0_41_" style:display-name="Percent (0)" style:family="table-cell" style:data-style-name="N85"/>
    <style:style style:name="Percent_32__40_1_41_" style:display-name="Percent (1)" style:family="table-cell" style:data-style-name="N86"/>
    <style:style style:name="Percent_32__91_2_93_" style:display-name="Percent [2]" style:family="table-cell" style:data-style-name="N14"/>
    <style:style style:name="Percent_32_1" style:display-name="Percent 1" style:family="table-cell" style:data-style-name="N87"/>
    <style:style style:name="Percent_32_10" style:display-name="Percent 10" style:family="table-cell" style:data-style-name="N13"/>
    <style:style style:name="Percent_32_10_32_2" style:display-name="Percent 10 2" style:family="table-cell" style:data-style-name="N13"/>
    <style:style style:name="Percent_32_10_32_2_32_2" style:display-name="Percent 10 2 2" style:family="table-cell" style:data-style-name="N13"/>
    <style:style style:name="Percent_32_10_32_3" style:display-name="Percent 10 3" style:family="table-cell" style:data-style-name="N13"/>
    <style:style style:name="Percent_32_11" style:display-name="Percent 11" style:family="table-cell" style:data-style-name="N13"/>
    <style:style style:name="Percent_32_12" style:display-name="Percent 12" style:family="table-cell" style:data-style-name="N13"/>
    <style:style style:name="Percent_32_12_32_2" style:display-name="Percent 12 2" style:family="table-cell" style:data-style-name="N13"/>
    <style:style style:name="Percent_32_13" style:display-name="Percent 13" style:family="table-cell" style:data-style-name="N13"/>
    <style:style style:name="Percent_32_13_32_2" style:display-name="Percent 13 2" style:family="table-cell" style:data-style-name="N13"/>
    <style:style style:name="Percent_32_14" style:display-name="Percent 14" style:family="table-cell" style:data-style-name="N13"/>
    <style:style style:name="Percent_32_15" style:display-name="Percent 15" style:family="table-cell" style:data-style-name="N13"/>
    <style:style style:name="Percent_32_2" style:display-name="Percent 2" style:family="table-cell" style:data-style-name="N13"/>
    <style:style style:name="Percent_32_2_32_2" style:display-name="Percent 2 2" style:family="table-cell" style:data-style-name="N13"/>
    <style:style style:name="Percent_32_2_32_2_32_2" style:display-name="Percent 2 2 2" style:family="table-cell" style:data-style-name="N13"/>
    <style:style style:name="Percent_32_2_32_3" style:display-name="Percent 2 3" style:family="table-cell" style:data-style-name="N13"/>
    <style:style style:name="Percent_32_2_32_4" style:display-name="Percent 2 4" style:family="table-cell" style:data-style-name="N13"/>
    <style:style style:name="Percent_32_2_32_5" style:display-name="Percent 2 5" style:family="table-cell" style:data-style-name="N13"/>
    <style:style style:name="Percent_32_2_32_5_32_2" style:display-name="Percent 2 5 2" style:family="table-cell" style:data-style-name="N13"/>
    <style:style style:name="Percent_32_2_32_6" style:display-name="Percent 2 6" style:family="table-cell" style:data-style-name="N13"/>
    <style:style style:name="Percent_32_2_32_7" style:display-name="Percent 2 7" style:family="table-cell" style:data-style-name="N13"/>
    <style:style style:name="Percent_32_2_2.6.1" style:display-name="Percent 2_2.6.1" style:family="table-cell" style:data-style-name="N13"/>
    <style:style style:name="Percent_32_3" style:display-name="Percent 3" style:family="table-cell" style:data-style-name="N13"/>
    <style:style style:name="Percent_32_3_32_2" style:display-name="Percent 3 2" style:family="table-cell" style:data-style-name="N13"/>
    <style:style style:name="Percent_32_3_32_2_32_2" style:display-name="Percent 3 2 2" style:family="table-cell" style:data-style-name="N13"/>
    <style:style style:name="Percent_32_3_32_2_32_2_32_2" style:display-name="Percent 3 2 2 2" style:family="table-cell" style:data-style-name="N13"/>
    <style:style style:name="Percent_32_3_32_2_32_3" style:display-name="Percent 3 2 3" style:family="table-cell" style:data-style-name="N13"/>
    <style:style style:name="Percent_32_3_32_3" style:display-name="Percent 3 3" style:family="table-cell" style:data-style-name="N13"/>
    <style:style style:name="Percent_32_3_32_3_32_2" style:display-name="Percent 3 3 2" style:family="table-cell" style:data-style-name="N13"/>
    <style:style style:name="Percent_32_3_32_4" style:display-name="Percent 3 4" style:family="table-cell" style:data-style-name="N13"/>
    <style:style style:name="Percent_32_4" style:display-name="Percent 4" style:family="table-cell" style:data-style-name="N13"/>
    <style:style style:name="Percent_32_4_32_2" style:display-name="Percent 4 2" style:family="table-cell" style:data-style-name="N13"/>
    <style:style style:name="Percent_32_4_32_2_32_2" style:display-name="Percent 4 2 2" style:family="table-cell" style:data-style-name="N13"/>
    <style:style style:name="Percent_32_4_32_2_32_2_32_2" style:display-name="Percent 4 2 2 2" style:family="table-cell" style:data-style-name="N13"/>
    <style:style style:name="Percent_32_4_32_2_32_3" style:display-name="Percent 4 2 3" style:family="table-cell" style:data-style-name="N13"/>
    <style:style style:name="Percent_32_4_32_3" style:display-name="Percent 4 3" style:family="table-cell" style:data-style-name="N13"/>
    <style:style style:name="Percent_32_4_32_3_32_2" style:display-name="Percent 4 3 2" style:family="table-cell" style:data-style-name="N13"/>
    <style:style style:name="Percent_32_4_32_3_32_2_32_2" style:display-name="Percent 4 3 2 2" style:family="table-cell" style:data-style-name="N13"/>
    <style:style style:name="Percent_32_4_32_3_32_3" style:display-name="Percent 4 3 3" style:family="table-cell" style:data-style-name="N13"/>
    <style:style style:name="Percent_32_4_32_4" style:display-name="Percent 4 4" style:family="table-cell" style:data-style-name="N13"/>
    <style:style style:name="Percent_32_4_32_4_32_2" style:display-name="Percent 4 4 2" style:family="table-cell" style:data-style-name="N13"/>
    <style:style style:name="Percent_32_4_32_5" style:display-name="Percent 4 5" style:family="table-cell" style:data-style-name="N13"/>
    <style:style style:name="Percent_32_4_32_5_32_2" style:display-name="Percent 4 5 2" style:family="table-cell" style:data-style-name="N13"/>
    <style:style style:name="Percent_32_4_32_6" style:display-name="Percent 4 6" style:family="table-cell" style:data-style-name="N13"/>
    <style:style style:name="Percent_32_4_32_7" style:display-name="Percent 4 7" style:family="table-cell" style:data-style-name="N13"/>
    <style:style style:name="Percent_32_5" style:display-name="Percent 5" style:family="table-cell" style:data-style-name="N13"/>
    <style:style style:name="Percent_32_5_32_2" style:display-name="Percent 5 2" style:family="table-cell" style:data-style-name="N13"/>
    <style:style style:name="Percent_32_5_32_2_32_2" style:display-name="Percent 5 2 2" style:family="table-cell" style:data-style-name="N13"/>
    <style:style style:name="Percent_32_5_32_3" style:display-name="Percent 5 3" style:family="table-cell" style:data-style-name="N13"/>
    <style:style style:name="Percent_32_5_32_4" style:display-name="Percent 5 4" style:family="table-cell" style:data-style-name="N13"/>
    <style:style style:name="Percent_32_6" style:display-name="Percent 6" style:family="table-cell" style:data-style-name="N13"/>
    <style:style style:name="Percent_32_6_32_2" style:display-name="Percent 6 2" style:family="table-cell" style:data-style-name="N13"/>
    <style:style style:name="Percent_32_7" style:display-name="Percent 7" style:family="table-cell" style:data-style-name="N13"/>
    <style:style style:name="Percent_32_7_32_2" style:display-name="Percent 7 2" style:family="table-cell" style:data-style-name="N13"/>
    <style:style style:name="Percent_32_7_32_2_32_2" style:display-name="Percent 7 2 2" style:family="table-cell" style:data-style-name="N13"/>
    <style:style style:name="Percent_32_7_32_2_32_2_32_2" style:display-name="Percent 7 2 2 2" style:family="table-cell" style:data-style-name="N13"/>
    <style:style style:name="Percent_32_7_32_2_32_3" style:display-name="Percent 7 2 3" style:family="table-cell" style:data-style-name="N13"/>
    <style:style style:name="Percent_32_7_32_3" style:display-name="Percent 7 3" style:family="table-cell" style:data-style-name="N13"/>
    <style:style style:name="Percent_32_7_32_3_32_2" style:display-name="Percent 7 3 2" style:family="table-cell" style:data-style-name="N13"/>
    <style:style style:name="Percent_32_7_32_4" style:display-name="Percent 7 4" style:family="table-cell" style:data-style-name="N13"/>
    <style:style style:name="Percent_32_8" style:display-name="Percent 8" style:family="table-cell" style:data-style-name="N13"/>
    <style:style style:name="Percent_32_8_32_2" style:display-name="Percent 8 2" style:family="table-cell" style:data-style-name="N13"/>
    <style:style style:name="Percent_32_8_32_2_32_2" style:display-name="Percent 8 2 2" style:family="table-cell" style:data-style-name="N13"/>
    <style:style style:name="Percent_32_8_32_3" style:display-name="Percent 8 3" style:family="table-cell" style:data-style-name="N13"/>
    <style:style style:name="Percent_32_9" style:display-name="Percent 9" style:family="table-cell" style:data-style-name="N13"/>
    <style:style style:name="Percent_32_9_32_2" style:display-name="Percent 9 2" style:family="table-cell" style:data-style-name="N13"/>
    <style:style style:name="PersonNr" style:family="table-cell" style:data-style-name="N88"/>
    <style:style style:name="Pevn_63_" style:display-name="Pevn?" style:family="table-cell" style:data-style-name="N1">
      <style:table-cell-properties style:vertical-align="automatic" fo:background-color="transparent" style:cell-protect="none"/>
      <style:text-properties style:font-name="Courier" style:font-name-asian="Courier" style:font-name-complex="Courier" fo:font-size="1pt" style:font-size-asian="1pt" style:font-size-complex="1pt" style:font-family-generic="modern"/>
    </style:style>
    <style:style style:name="Pevn_237_" style:display-name="Pevní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PostNr" style:family="table-cell" style:data-style-name="N89"/>
    <style:style style:name="PostNrNorge" style:family="table-cell" style:data-style-name="N90"/>
    <style:style style:name="Procenta" style:family="table-cell" style:data-style-name="N0">
      <style:table-cell-properties style:vertical-align="automatic" fo:background-color="transparent" style:cell-protect="none"/>
      <style:text-properties style:font-name="Arial CE" style:font-name-asian="Arial CE" style:font-name-complex="Arial CE" fo:font-size="10pt" style:font-size-asian="10pt" style:font-size-complex="10pt"/>
    </style:style>
    <style:style style:name="RowHead" style:family="table-cell" style:data-style-name="N30">
      <style:table-cell-properties style:vertical-align="middle" fo:wrap-option="wrap" style:repeat-content="false"/>
      <style:paragraph-properties fo:text-align="start" fo:margin-left="0cm"/>
    </style:style>
    <style:style style:name="_353_ediv_253_" style:display-name="šedivý" style:family="table-cell" style:data-style-name="N0">
      <style:table-cell-properties fo:border-top="2pt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 fo:font-weight="bold" style:font-weight-asian="bold" style:font-weight-complex="bold"/>
    </style:style>
    <style:style style:name="Shaded" style:family="table-cell" style:data-style-name="N44"/>
    <style:style style:name="SkjulAlt" style:family="table-cell" style:data-style-name="N91"/>
    <style:style style:name="SkjulTall" style:family="table-cell" style:data-style-name="N92"/>
    <style:style style:name="sou_269_et" style:display-name="součet" style:family="table-cell" style:data-style-name="N38">
      <style:table-cell-properties fo:border-top="thin dashed #000000" fo:border-bottom="none" fo:border-left="none" fo:border-right="none" style:vertical-align="automatic" fo:background-color="transparent"/>
    </style:style>
    <style:style style:name="Standard_RMS_INV_TEMPLATE-GERMANY" style:family="table-cell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Standard1_OS" style:family="table-cell" style:data-style-name="N3">
      <style:table-cell-properties style:vertical-align="middle"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Style_32_1" style:display-name="Style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Style_32_1_32_2" style:display-name="Style 1 2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/>
    </style:style>
    <style:style style:name="Sum" style:family="table-cell" style:data-style-name="N44">
      <style:text-properties style:font-name="Univers (WN)" style:font-name-asian="Univers (WN)" style:font-name-complex="Univers (WN)" fo:font-weight="bold" style:font-weight-asian="bold" style:font-weight-complex="bold"/>
    </style:style>
    <style:style style:name="Sum_32__37_of_32_HV" style:display-name="Sum %of HV" style:family="table-cell" style:data-style-name="N87">
      <style:text-properties style:font-name="Univers (WN)" style:font-name-asian="Univers (WN)" style:font-name-complex="Univers (WN)" fo:font-size="10pt" style:font-size-asian="10pt" style:font-size-complex="10pt" fo:font-weight="bold" style:font-weight-asian="bold" style:font-weight-complex="bold"/>
    </style:style>
    <style:style style:name="Telefon" style:family="table-cell" style:data-style-name="N93"/>
    <style:style style:name="Thousands_32__40_0_41_" style:display-name="Thousands (0)" style:family="table-cell" style:data-style-name="N94"/>
    <style:style style:name="Thousands_32__40_1_41_" style:display-name="Thousands (1)" style:family="table-cell" style:data-style-name="N95"/>
    <style:style style:name="time" style:family="table-cell" style:data-style-name="N96"/>
    <style:style style:name="Timer1" style:family="table-cell" style:data-style-name="N97"/>
    <style:style style:name="Timer2" style:family="table-cell" style:data-style-name="N98"/>
    <style:style style:name="Title_32_1" style:display-name="Title 1" style:family="table-cell" style:data-style-name="N0">
      <style:table-cell-properties style:vertical-align="middle" fo:background-color="#000080"/>
      <style:text-properties fo:color="#FFFFFF" fo:font-size="16pt" style:font-size-asian="16pt" style:font-size-complex="16pt" fo:font-weight="bold" style:font-weight-asian="bold" style:font-weight-complex="bold"/>
    </style:style>
    <style:style style:name="Title_32_2" style:display-name="Title 2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itle_32_2_32_2" style:display-name="Title 2 2" style:family="table-cell" style:data-style-name="N47">
      <style:table-cell-properties style:vertical-align="middle" fo:background-color="#CCFFFF"/>
      <style:text-properties fo:color="#9999FF" style:font-name="Univers 45 Light" style:font-name-asian="Univers 45 Light" style:font-name-complex="Univers 45 Light" fo:font-size="16pt" style:font-size-asian="16pt" style:font-size-complex="16pt" fo:font-weight="bold" style:font-weight-asian="bold" style:font-weight-complex="bold"/>
    </style:style>
    <style:style style:name="Title_32_3" style:display-name="Title 3" style:family="table-cell" style:data-style-name="N0">
      <style:table-cell-properties style:vertical-align="middle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Title_32_4" style:display-name="Title 4" style:family="table-cell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Title_32_5" style:display-name="Title 5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oSiffer" style:family="table-cell" style:data-style-name="N99"/>
    <style:style style:name="Total_32_2" style:display-name="Total 2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" style:display-name="Total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2_32_2_32_2" style:display-name="Total 2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" style:display-name="Total 3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" style:display-name="Total 3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3_32_2_32_2" style:display-name="Total 3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" style:display-name="Total 4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" style:display-name="Total 4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4_32_2_32_2" style:display-name="Total 4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" style:display-name="Total 5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" style:display-name="Total 5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5_32_2_32_2" style:display-name="Total 5 2 2" style:family="table-cell" style:data-style-name="N0">
      <style:table-cell-properties fo:border-top="thin solid #33CCCC" fo:border-bottom="thin double #33CCCC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_32_6" style:display-name="Total 6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100"/>
    <style:style style:name="Tusenskille1000" style:family="table-cell" style:data-style-name="N101"/>
    <style:style style:name="TusenskilleFarger" style:family="table-cell" style:data-style-name="N102"/>
    <style:style style:name="Underline_32_2" style:display-name="Underline 2" style:family="table-cell" style:data-style-name="N14">
      <style:table-cell-properties fo:border-top="none" fo:border-bottom="thin double #000000" fo:border-left="none" fo:border-right="none"/>
    </style:style>
    <style:style style:name="Valuta1000" style:family="table-cell" style:data-style-name="N103"/>
    <style:style style:name="ValutaFarger" style:family="table-cell" style:data-style-name="N104"/>
    <style:style style:name="Walutowy_32__91_0_93__laroux" style:display-name="Walutowy [0]_laroux" style:family="table-cell" style:data-style-name="N105"/>
    <style:style style:name="Walutowy_laroux" style:family="table-cell" style:data-style-name="N106"/>
    <style:style style:name="Warning_32_Text_32_2" style:display-name="Warning Text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2_32_2" style:display-name="Warning Text 2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" style:display-name="Warning Text 3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3_32_2" style:display-name="Warning Text 3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" style:display-name="Warning Text 4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4_32_2" style:display-name="Warning Text 4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" style:display-name="Warning Text 5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5_32_2" style:display-name="Warning Text 5 2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Warning_32_Text_32_6" style:display-name="Warning Text 6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Year" style:family="table-cell" style:data-style-name="N107"/>
    <style:style style:name="Year_32_2" style:display-name="Year 2" style:family="table-cell" style:data-style-name="N107"/>
    <style:style style:name="_19968__33324__PROPERTY" style:display-name="一般_PROPERTY" style:family="table-cell" style:data-style-name="N37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DWP's headcount and payroll data for March 2016</dc:title>
    <meta:initial-creator/>
    <dc:creator/>
    <meta:creation-date>2016-04-26T11:13:10Z</meta:creation-date>
    <dc:date>2016-04-26T11:14:39Z</dc:date>
  </office:meta>
</office:document-meta>
</file>